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7362in"/>
    </style:style>
    <style:style style:name="co2" style:family="table-column">
      <style:table-column-properties fo:break-before="auto" style:column-width="0.7252in"/>
    </style:style>
    <style:style style:name="co3" style:family="table-column">
      <style:table-column-properties fo:break-before="auto" style:column-width="0.7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0.778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6e64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1"/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00cccc"/>
    </style:style>
    <style:style style:name="ce13" style:family="table-cell" style:parent-style-name="Default">
      <style:table-cell-properties fo:background-color="#ccffff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6633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b3b3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9"/>
        <table:table-column table:style-name="co1" table:default-cell-style-name="Default"/>
        <table:table-column table:style-name="co1" table:default-cell-style-name="ce3"/>
        <table:table-column table:style-name="co2" table:number-columns-repeated="3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h = </text:p>
          </table:table-cell>
          <table:table-cell table:style-name="ce8" office:value-type="float" office:value="1.1">
            <text:p>1.10</text:p>
          </table:table-cell>
          <table:table-cell table:style-name="ce1" office:value-type="string">
            <text:p>l = </text:p>
          </table:table-cell>
          <table:table-cell table:style-name="ce8" office:value-type="float" office:value="2">
            <text:p>2.00</text:p>
          </table:table-cell>
          <table:table-cell table:style-name="ce1" office:value-type="string">
            <text:p>d = </text:p>
          </table:table-cell>
          <table:table-cell table:style-name="ce8" office:value-type="float" office:value="0.15">
            <text:p>0.15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t = </text:p>
          </table:table-cell>
          <table:table-cell table:style-name="ce8" office:value-type="float" office:value="0.1">
            <text:p>0.10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windowS</text:p>
          </table:table-cell>
          <table:table-cell table:style-name="Default" table:number-columns-repeated="3"/>
          <table:table-cell table:style-name="ce2" office:value-type="string">
            <text:p>windowE</text:p>
          </table:table-cell>
          <table:table-cell table:style-name="Default"/>
          <table:table-cell table:number-columns-repeated="2"/>
          <table:table-cell table:style-name="ce2" office:value-type="string">
            <text:p>windowN</text:p>
          </table:table-cell>
          <table:table-cell table:number-columns-repeated="3"/>
          <table:table-cell table:style-name="ce2" office:value-type="string">
            <text:p>windowW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formula="oooc:=0" office:value-type="float" office:value="0">
            <text:p>0.00</text:p>
          </table:table-cell>
          <table:table-cell table:formula="oooc:=0" office:value-type="float" office:value="0">
            <text:p>0.0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7]" office:value-type="float" office:value="0">
            <text:p>0.00</text:p>
          </table:table-cell>
          <table:table-cell table:style-name="ce9" table:formula="oooc:=-[.D7]" office:value-type="float" office:value="-0.15">
            <text:p>-0.15</text:p>
          </table:table-cell>
          <table:table-cell table:style-name="ce9" table:formula="oooc:=[.C7]" office:value-type="float" office:value="0">
            <text:p>0.00</text:p>
          </table:table-cell>
          <table:table-cell/>
          <table:table-cell table:style-name="ce9" table:formula="oooc:=[.B7]" office:value-type="float" office:value="0">
            <text:p>0.00</text:p>
          </table:table-cell>
          <table:table-cell table:style-name="ce9" table:formula="oooc:=[.C7]" office:value-type="float" office:value="0">
            <text:p>0.00</text:p>
          </table:table-cell>
          <table:table-cell table:style-name="ce9" table:formula="oooc:=-[.D7]" office:value-type="float" office:value="-0.15">
            <text:p>-0.15</text:p>
          </table:table-cell>
          <table:table-cell/>
          <table:table-cell table:style-name="ce9" table:formula="oooc:=[.F7]" office:value-type="float" office:value="0">
            <text:p>0.00</text:p>
          </table:table-cell>
          <table:table-cell table:style-name="ce9" table:formula="oooc:=-[.G7]" office:value-type="float" office:value="0.15">
            <text:p>0.15</text:p>
          </table:table-cell>
          <table:table-cell table:style-name="ce9" table:formula="oooc:=[.H7]" office:value-type="float" office:value="0">
            <text:p>0.00</text:p>
          </table:table-cell>
          <table:table-cell/>
        </table:table-row>
        <table:table-row table:style-name="ro1">
          <table:table-cell table:formula="oooc:=[.A7]+1" office:value-type="float" office:value="2">
            <text:p>2</text:p>
          </table:table-cell>
          <table:table-cell table:formula="oooc:=h" office:value-type="float" office:value="1.1">
            <text:p>1.10</text:p>
          </table:table-cell>
          <table:table-cell table:formula="oooc:=0" office:value-type="float" office:value="0">
            <text:p>0.0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8]" office:value-type="float" office:value="1.1">
            <text:p>1.10</text:p>
          </table:table-cell>
          <table:table-cell table:style-name="ce9" table:formula="oooc:=-[.D8]" office:value-type="float" office:value="-0.15">
            <text:p>-0.15</text:p>
          </table:table-cell>
          <table:table-cell table:style-name="ce9" table:formula="oooc:=[.C8]" office:value-type="float" office:value="0">
            <text:p>0.00</text:p>
          </table:table-cell>
          <table:table-cell/>
          <table:table-cell table:style-name="ce9" table:formula="oooc:=[.B8]" office:value-type="float" office:value="1.1">
            <text:p>1.10</text:p>
          </table:table-cell>
          <table:table-cell table:style-name="ce9" table:formula="oooc:=[.C8]" office:value-type="float" office:value="0">
            <text:p>0.00</text:p>
          </table:table-cell>
          <table:table-cell table:style-name="ce9" table:formula="oooc:=-[.D8]" office:value-type="float" office:value="-0.15">
            <text:p>-0.15</text:p>
          </table:table-cell>
          <table:table-cell/>
          <table:table-cell table:style-name="ce9" table:formula="oooc:=[.F8]" office:value-type="float" office:value="1.1">
            <text:p>1.10</text:p>
          </table:table-cell>
          <table:table-cell table:style-name="ce9" table:formula="oooc:=-[.G8]" office:value-type="float" office:value="0.15">
            <text:p>0.15</text:p>
          </table:table-cell>
          <table:table-cell table:style-name="ce9" table:formula="oooc:=[.H8]" office:value-type="float" office:value="0">
            <text:p>0.00</text:p>
          </table:table-cell>
          <table:table-cell/>
        </table:table-row>
        <table:table-row table:style-name="ro1">
          <table:table-cell table:formula="oooc:=[.A8]+1" office:value-type="float" office:value="3">
            <text:p>3</text:p>
          </table:table-cell>
          <table:table-cell table:formula="oooc:=h" office:value-type="float" office:value="1.1">
            <text:p>1.10</text:p>
          </table:table-cell>
          <table:table-cell table:formula="oooc:=l" office:value-type="float" office:value="2">
            <text:p>2.0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9]" office:value-type="float" office:value="1.1">
            <text:p>1.10</text:p>
          </table:table-cell>
          <table:table-cell table:style-name="ce9" table:formula="oooc:=-[.D9]" office:value-type="float" office:value="-0.15">
            <text:p>-0.15</text:p>
          </table:table-cell>
          <table:table-cell table:style-name="ce9" table:formula="oooc:=[.C9]" office:value-type="float" office:value="2">
            <text:p>2.00</text:p>
          </table:table-cell>
          <table:table-cell/>
          <table:table-cell table:style-name="ce9" table:formula="oooc:=[.B9]" office:value-type="float" office:value="1.1">
            <text:p>1.10</text:p>
          </table:table-cell>
          <table:table-cell table:style-name="ce9" table:formula="oooc:=[.C9]" office:value-type="float" office:value="2">
            <text:p>2.00</text:p>
          </table:table-cell>
          <table:table-cell table:style-name="ce9" table:formula="oooc:=-[.D9]" office:value-type="float" office:value="-0.15">
            <text:p>-0.15</text:p>
          </table:table-cell>
          <table:table-cell/>
          <table:table-cell table:style-name="ce9" table:formula="oooc:=[.F9]" office:value-type="float" office:value="1.1">
            <text:p>1.10</text:p>
          </table:table-cell>
          <table:table-cell table:style-name="ce9" table:formula="oooc:=-[.G9]" office:value-type="float" office:value="0.15">
            <text:p>0.15</text:p>
          </table:table-cell>
          <table:table-cell table:style-name="ce9" table:formula="oooc:=[.H9]" office:value-type="float" office:value="2">
            <text:p>2.00</text:p>
          </table:table-cell>
          <table:table-cell/>
        </table:table-row>
        <table:table-row table:style-name="ro1">
          <table:table-cell table:formula="oooc:=[.A9]+1" office:value-type="float" office:value="4">
            <text:p>4</text:p>
          </table:table-cell>
          <table:table-cell table:formula="oooc:=0" office:value-type="float" office:value="0">
            <text:p>0.00</text:p>
          </table:table-cell>
          <table:table-cell table:formula="oooc:=l" office:value-type="float" office:value="2">
            <text:p>2.0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10]" office:value-type="float" office:value="0">
            <text:p>0.00</text:p>
          </table:table-cell>
          <table:table-cell table:style-name="ce9" table:formula="oooc:=-[.D10]" office:value-type="float" office:value="-0.15">
            <text:p>-0.15</text:p>
          </table:table-cell>
          <table:table-cell table:style-name="ce9" table:formula="oooc:=[.C10]" office:value-type="float" office:value="2">
            <text:p>2.00</text:p>
          </table:table-cell>
          <table:table-cell/>
          <table:table-cell table:style-name="ce9" table:formula="oooc:=[.B10]" office:value-type="float" office:value="0">
            <text:p>0.00</text:p>
          </table:table-cell>
          <table:table-cell table:style-name="ce9" table:formula="oooc:=[.C10]" office:value-type="float" office:value="2">
            <text:p>2.00</text:p>
          </table:table-cell>
          <table:table-cell table:style-name="ce9" table:formula="oooc:=-[.D10]" office:value-type="float" office:value="-0.15">
            <text:p>-0.15</text:p>
          </table:table-cell>
          <table:table-cell/>
          <table:table-cell table:style-name="ce9" table:formula="oooc:=[.F10]" office:value-type="float" office:value="0">
            <text:p>0.00</text:p>
          </table:table-cell>
          <table:table-cell table:style-name="ce9" table:formula="oooc:=-[.G10]" office:value-type="float" office:value="0.15">
            <text:p>0.15</text:p>
          </table:table-cell>
          <table:table-cell table:style-name="ce9" table:formula="oooc:=[.H10]" office:value-type="float" office:value="2">
            <text:p>2.00</text:p>
          </table:table-cell>
          <table:table-cell/>
        </table:table-row>
        <table:table-row table:style-name="ro1">
          <table:table-cell table:formula="oooc:=[.A10]+1" office:value-type="float" office:value="5">
            <text:p>5</text:p>
          </table:table-cell>
          <table:table-cell table:formula="oooc:=0" office:value-type="float" office:value="0">
            <text:p>0.00</text:p>
          </table:table-cell>
          <table:table-cell table:formula="oooc:=0" office:value-type="float" office:value="0">
            <text:p>0.00</text:p>
          </table:table-cell>
          <table:table-cell table:formula="oooc:=0" office:value-type="float" office:value="0">
            <text:p>0.00</text:p>
          </table:table-cell>
          <table:table-cell/>
          <table:table-cell table:style-name="ce9" table:formula="oooc:=[.B11]" office:value-type="float" office:value="0">
            <text:p>0.00</text:p>
          </table:table-cell>
          <table:table-cell table:style-name="ce9" table:formula="oooc:=-[.D11]" office:value-type="float" office:value="0">
            <text:p>0.00</text:p>
          </table:table-cell>
          <table:table-cell table:style-name="ce9" table:formula="oooc:=[.C11]" office:value-type="float" office:value="0">
            <text:p>0.00</text:p>
          </table:table-cell>
          <table:table-cell/>
          <table:table-cell table:style-name="ce9" table:formula="oooc:=[.B11]" office:value-type="float" office:value="0">
            <text:p>0.00</text:p>
          </table:table-cell>
          <table:table-cell table:style-name="ce9" table:formula="oooc:=[.C11]" office:value-type="float" office:value="0">
            <text:p>0.00</text:p>
          </table:table-cell>
          <table:table-cell table:style-name="ce9" table:formula="oooc:=-[.D11]" office:value-type="float" office:value="0">
            <text:p>0.00</text:p>
          </table:table-cell>
          <table:table-cell/>
          <table:table-cell table:style-name="ce9" table:formula="oooc:=[.F11]" office:value-type="float" office:value="0">
            <text:p>0.00</text:p>
          </table:table-cell>
          <table:table-cell table:style-name="ce9" table:formula="oooc:=-[.G11]" office:value-type="float" office:value="0">
            <text:p>0.00</text:p>
          </table:table-cell>
          <table:table-cell table:style-name="ce9" table:formula="oooc:=[.H11]" office:value-type="float" office:value="0">
            <text:p>0.00</text:p>
          </table:table-cell>
          <table:table-cell/>
        </table:table-row>
        <table:table-row table:style-name="ro1">
          <table:table-cell table:formula="oooc:=[.A11]+1" office:value-type="float" office:value="6">
            <text:p>6</text:p>
          </table:table-cell>
          <table:table-cell table:formula="oooc:=h" office:value-type="float" office:value="1.1">
            <text:p>1.10</text:p>
          </table:table-cell>
          <table:table-cell table:formula="oooc:=0" office:value-type="float" office:value="0">
            <text:p>0.00</text:p>
          </table:table-cell>
          <table:table-cell table:formula="oooc:=0" office:value-type="float" office:value="0">
            <text:p>0.00</text:p>
          </table:table-cell>
          <table:table-cell/>
          <table:table-cell table:style-name="ce9" table:formula="oooc:=[.B12]" office:value-type="float" office:value="1.1">
            <text:p>1.10</text:p>
          </table:table-cell>
          <table:table-cell table:style-name="ce9" table:formula="oooc:=-[.D12]" office:value-type="float" office:value="0">
            <text:p>0.00</text:p>
          </table:table-cell>
          <table:table-cell table:style-name="ce9" table:formula="oooc:=[.C12]" office:value-type="float" office:value="0">
            <text:p>0.00</text:p>
          </table:table-cell>
          <table:table-cell/>
          <table:table-cell table:style-name="ce9" table:formula="oooc:=[.B12]" office:value-type="float" office:value="1.1">
            <text:p>1.10</text:p>
          </table:table-cell>
          <table:table-cell table:style-name="ce9" table:formula="oooc:=[.C12]" office:value-type="float" office:value="0">
            <text:p>0.00</text:p>
          </table:table-cell>
          <table:table-cell table:style-name="ce9" table:formula="oooc:=-[.D12]" office:value-type="float" office:value="0">
            <text:p>0.00</text:p>
          </table:table-cell>
          <table:table-cell/>
          <table:table-cell table:style-name="ce9" table:formula="oooc:=[.F12]" office:value-type="float" office:value="1.1">
            <text:p>1.10</text:p>
          </table:table-cell>
          <table:table-cell table:style-name="ce9" table:formula="oooc:=-[.G12]" office:value-type="float" office:value="0">
            <text:p>0.00</text:p>
          </table:table-cell>
          <table:table-cell table:style-name="ce9" table:formula="oooc:=[.H12]" office:value-type="float" office:value="0">
            <text:p>0.00</text:p>
          </table:table-cell>
          <table:table-cell/>
        </table:table-row>
        <table:table-row table:style-name="ro1">
          <table:table-cell table:formula="oooc:=[.A12]+1" office:value-type="float" office:value="7">
            <text:p>7</text:p>
          </table:table-cell>
          <table:table-cell table:formula="oooc:=h" office:value-type="float" office:value="1.1">
            <text:p>1.10</text:p>
          </table:table-cell>
          <table:table-cell table:formula="oooc:=l" office:value-type="float" office:value="2">
            <text:p>2.00</text:p>
          </table:table-cell>
          <table:table-cell table:formula="oooc:=0" office:value-type="float" office:value="0">
            <text:p>0.00</text:p>
          </table:table-cell>
          <table:table-cell/>
          <table:table-cell table:style-name="ce9" table:formula="oooc:=[.B13]" office:value-type="float" office:value="1.1">
            <text:p>1.10</text:p>
          </table:table-cell>
          <table:table-cell table:style-name="ce9" table:formula="oooc:=-[.D13]" office:value-type="float" office:value="0">
            <text:p>0.00</text:p>
          </table:table-cell>
          <table:table-cell table:style-name="ce9" table:formula="oooc:=[.C13]" office:value-type="float" office:value="2">
            <text:p>2.00</text:p>
          </table:table-cell>
          <table:table-cell/>
          <table:table-cell table:style-name="ce9" table:formula="oooc:=[.B13]" office:value-type="float" office:value="1.1">
            <text:p>1.10</text:p>
          </table:table-cell>
          <table:table-cell table:style-name="ce9" table:formula="oooc:=[.C13]" office:value-type="float" office:value="2">
            <text:p>2.00</text:p>
          </table:table-cell>
          <table:table-cell table:style-name="ce9" table:formula="oooc:=-[.D13]" office:value-type="float" office:value="0">
            <text:p>0.00</text:p>
          </table:table-cell>
          <table:table-cell/>
          <table:table-cell table:style-name="ce9" table:formula="oooc:=[.F13]" office:value-type="float" office:value="1.1">
            <text:p>1.10</text:p>
          </table:table-cell>
          <table:table-cell table:style-name="ce9" table:formula="oooc:=-[.G13]" office:value-type="float" office:value="0">
            <text:p>0.00</text:p>
          </table:table-cell>
          <table:table-cell table:style-name="ce9" table:formula="oooc:=[.H13]" office:value-type="float" office:value="2">
            <text:p>2.00</text:p>
          </table:table-cell>
          <table:table-cell/>
        </table:table-row>
        <table:table-row table:style-name="ro1">
          <table:table-cell table:formula="oooc:=[.A13]+1" office:value-type="float" office:value="8">
            <text:p>8</text:p>
          </table:table-cell>
          <table:table-cell table:formula="oooc:=0" office:value-type="float" office:value="0">
            <text:p>0.00</text:p>
          </table:table-cell>
          <table:table-cell table:formula="oooc:=l" office:value-type="float" office:value="2">
            <text:p>2.00</text:p>
          </table:table-cell>
          <table:table-cell table:formula="oooc:=0" office:value-type="float" office:value="0">
            <text:p>0.00</text:p>
          </table:table-cell>
          <table:table-cell/>
          <table:table-cell table:style-name="ce9" table:formula="oooc:=[.B14]" office:value-type="float" office:value="0">
            <text:p>0.00</text:p>
          </table:table-cell>
          <table:table-cell table:style-name="ce9" table:formula="oooc:=-[.D14]" office:value-type="float" office:value="0">
            <text:p>0.00</text:p>
          </table:table-cell>
          <table:table-cell table:style-name="ce9" table:formula="oooc:=[.C14]" office:value-type="float" office:value="2">
            <text:p>2.00</text:p>
          </table:table-cell>
          <table:table-cell/>
          <table:table-cell table:style-name="ce9" table:formula="oooc:=[.B14]" office:value-type="float" office:value="0">
            <text:p>0.00</text:p>
          </table:table-cell>
          <table:table-cell table:style-name="ce9" table:formula="oooc:=[.C14]" office:value-type="float" office:value="2">
            <text:p>2.00</text:p>
          </table:table-cell>
          <table:table-cell table:style-name="ce9" table:formula="oooc:=-[.D14]" office:value-type="float" office:value="0">
            <text:p>0.00</text:p>
          </table:table-cell>
          <table:table-cell/>
          <table:table-cell table:style-name="ce9" table:formula="oooc:=[.F14]" office:value-type="float" office:value="0">
            <text:p>0.00</text:p>
          </table:table-cell>
          <table:table-cell table:style-name="ce9" table:formula="oooc:=-[.G14]" office:value-type="float" office:value="0">
            <text:p>0.00</text:p>
          </table:table-cell>
          <table:table-cell table:style-name="ce9" table:formula="oooc:=[.H14]" office:value-type="float" office:value="2">
            <text:p>2.00</text:p>
          </table:table-cell>
          <table:table-cell/>
        </table:table-row>
        <table:table-row table:style-name="ro1">
          <table:table-cell table:formula="oooc:=[.A14]+1" office:value-type="float" office:value="9">
            <text:p>9</text:p>
          </table:table-cell>
          <table:table-cell table:formula="oooc:=t" office:value-type="float" office:value="0.1">
            <text:p>0.10</text:p>
          </table:table-cell>
          <table:table-cell table:formula="oooc:=t" office:value-type="float" office:value="0.1">
            <text:p>0.1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15]" office:value-type="float" office:value="0.1">
            <text:p>0.10</text:p>
          </table:table-cell>
          <table:table-cell table:style-name="ce9" table:formula="oooc:=-[.D15]" office:value-type="float" office:value="-0.15">
            <text:p>-0.15</text:p>
          </table:table-cell>
          <table:table-cell table:style-name="ce9" table:formula="oooc:=[.C15]" office:value-type="float" office:value="0.1">
            <text:p>0.10</text:p>
          </table:table-cell>
          <table:table-cell/>
          <table:table-cell table:style-name="ce9" table:formula="oooc:=[.B15]" office:value-type="float" office:value="0.1">
            <text:p>0.10</text:p>
          </table:table-cell>
          <table:table-cell table:style-name="ce9" table:formula="oooc:=[.C15]" office:value-type="float" office:value="0.1">
            <text:p>0.10</text:p>
          </table:table-cell>
          <table:table-cell table:style-name="ce9" table:formula="oooc:=-[.D15]" office:value-type="float" office:value="-0.15">
            <text:p>-0.15</text:p>
          </table:table-cell>
          <table:table-cell/>
          <table:table-cell table:style-name="ce9" table:formula="oooc:=[.F15]" office:value-type="float" office:value="0.1">
            <text:p>0.10</text:p>
          </table:table-cell>
          <table:table-cell table:style-name="ce9" table:formula="oooc:=-[.G15]" office:value-type="float" office:value="0.15">
            <text:p>0.15</text:p>
          </table:table-cell>
          <table:table-cell table:style-name="ce9" table:formula="oooc:=[.H15]" office:value-type="float" office:value="0.1">
            <text:p>0.10</text:p>
          </table:table-cell>
          <table:table-cell/>
        </table:table-row>
        <table:table-row table:style-name="ro1">
          <table:table-cell table:formula="oooc:=[.A15]+1" office:value-type="float" office:value="10">
            <text:p>10</text:p>
          </table:table-cell>
          <table:table-cell table:formula="oooc:=h-t" office:value-type="float" office:value="1">
            <text:p>1.00</text:p>
          </table:table-cell>
          <table:table-cell table:formula="oooc:=t" office:value-type="float" office:value="0.1">
            <text:p>0.1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16]" office:value-type="float" office:value="1">
            <text:p>1.00</text:p>
          </table:table-cell>
          <table:table-cell table:style-name="ce9" table:formula="oooc:=-[.D16]" office:value-type="float" office:value="-0.15">
            <text:p>-0.15</text:p>
          </table:table-cell>
          <table:table-cell table:style-name="ce9" table:formula="oooc:=[.C16]" office:value-type="float" office:value="0.1">
            <text:p>0.10</text:p>
          </table:table-cell>
          <table:table-cell/>
          <table:table-cell table:style-name="ce9" table:formula="oooc:=[.B16]" office:value-type="float" office:value="1">
            <text:p>1.00</text:p>
          </table:table-cell>
          <table:table-cell table:style-name="ce9" table:formula="oooc:=[.C16]" office:value-type="float" office:value="0.1">
            <text:p>0.10</text:p>
          </table:table-cell>
          <table:table-cell table:style-name="ce9" table:formula="oooc:=-[.D16]" office:value-type="float" office:value="-0.15">
            <text:p>-0.15</text:p>
          </table:table-cell>
          <table:table-cell/>
          <table:table-cell table:style-name="ce9" table:formula="oooc:=[.F16]" office:value-type="float" office:value="1">
            <text:p>1.00</text:p>
          </table:table-cell>
          <table:table-cell table:style-name="ce9" table:formula="oooc:=-[.G16]" office:value-type="float" office:value="0.15">
            <text:p>0.15</text:p>
          </table:table-cell>
          <table:table-cell table:style-name="ce9" table:formula="oooc:=[.H16]" office:value-type="float" office:value="0.1">
            <text:p>0.10</text:p>
          </table:table-cell>
          <table:table-cell/>
        </table:table-row>
        <table:table-row table:style-name="ro1">
          <table:table-cell table:formula="oooc:=[.A16]+1" office:value-type="float" office:value="11">
            <text:p>11</text:p>
          </table:table-cell>
          <table:table-cell table:formula="oooc:=h-t" office:value-type="float" office:value="1">
            <text:p>1.00</text:p>
          </table:table-cell>
          <table:table-cell table:formula="oooc:=[.C15]+(l-4*t)/3" office:value-type="float" office:value="0.633333333333333">
            <text:p>0.63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17]" office:value-type="float" office:value="1">
            <text:p>1.00</text:p>
          </table:table-cell>
          <table:table-cell table:style-name="ce9" table:formula="oooc:=-[.D17]" office:value-type="float" office:value="-0.15">
            <text:p>-0.15</text:p>
          </table:table-cell>
          <table:table-cell table:style-name="ce9" table:formula="oooc:=[.C17]" office:value-type="float" office:value="0.633333333333333">
            <text:p>0.63</text:p>
          </table:table-cell>
          <table:table-cell/>
          <table:table-cell table:style-name="ce9" table:formula="oooc:=[.B17]" office:value-type="float" office:value="1">
            <text:p>1.00</text:p>
          </table:table-cell>
          <table:table-cell table:style-name="ce9" table:formula="oooc:=[.C17]" office:value-type="float" office:value="0.633333333333333">
            <text:p>0.63</text:p>
          </table:table-cell>
          <table:table-cell table:style-name="ce9" table:formula="oooc:=-[.D17]" office:value-type="float" office:value="-0.15">
            <text:p>-0.15</text:p>
          </table:table-cell>
          <table:table-cell/>
          <table:table-cell table:style-name="ce9" table:formula="oooc:=[.F17]" office:value-type="float" office:value="1">
            <text:p>1.00</text:p>
          </table:table-cell>
          <table:table-cell table:style-name="ce9" table:formula="oooc:=-[.G17]" office:value-type="float" office:value="0.15">
            <text:p>0.15</text:p>
          </table:table-cell>
          <table:table-cell table:style-name="ce9" table:formula="oooc:=[.H17]" office:value-type="float" office:value="0.633333333333333">
            <text:p>0.63</text:p>
          </table:table-cell>
          <table:table-cell/>
        </table:table-row>
        <table:table-row table:style-name="ro1">
          <table:table-cell table:formula="oooc:=[.A17]+1" office:value-type="float" office:value="12">
            <text:p>12</text:p>
          </table:table-cell>
          <table:table-cell table:formula="oooc:=t" office:value-type="float" office:value="0.1">
            <text:p>0.10</text:p>
          </table:table-cell>
          <table:table-cell table:formula="oooc:=[.C16]+(l-4*t)/3" office:value-type="float" office:value="0.633333333333333">
            <text:p>0.63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18]" office:value-type="float" office:value="0.1">
            <text:p>0.10</text:p>
          </table:table-cell>
          <table:table-cell table:style-name="ce9" table:formula="oooc:=-[.D18]" office:value-type="float" office:value="-0.15">
            <text:p>-0.15</text:p>
          </table:table-cell>
          <table:table-cell table:style-name="ce9" table:formula="oooc:=[.C18]" office:value-type="float" office:value="0.633333333333333">
            <text:p>0.63</text:p>
          </table:table-cell>
          <table:table-cell/>
          <table:table-cell table:style-name="ce9" table:formula="oooc:=[.B18]" office:value-type="float" office:value="0.1">
            <text:p>0.10</text:p>
          </table:table-cell>
          <table:table-cell table:style-name="ce9" table:formula="oooc:=[.C18]" office:value-type="float" office:value="0.633333333333333">
            <text:p>0.63</text:p>
          </table:table-cell>
          <table:table-cell table:style-name="ce9" table:formula="oooc:=-[.D18]" office:value-type="float" office:value="-0.15">
            <text:p>-0.15</text:p>
          </table:table-cell>
          <table:table-cell/>
          <table:table-cell table:style-name="ce9" table:formula="oooc:=[.F18]" office:value-type="float" office:value="0.1">
            <text:p>0.10</text:p>
          </table:table-cell>
          <table:table-cell table:style-name="ce9" table:formula="oooc:=-[.G18]" office:value-type="float" office:value="0.15">
            <text:p>0.15</text:p>
          </table:table-cell>
          <table:table-cell table:style-name="ce9" table:formula="oooc:=[.H18]" office:value-type="float" office:value="0.633333333333333">
            <text:p>0.63</text:p>
          </table:table-cell>
          <table:table-cell/>
        </table:table-row>
        <table:table-row table:style-name="ro1">
          <table:table-cell table:formula="oooc:=[.A18]+1" office:value-type="float" office:value="13">
            <text:p>13</text:p>
          </table:table-cell>
          <table:table-cell table:formula="oooc:=t" office:value-type="float" office:value="0.1">
            <text:p>0.10</text:p>
          </table:table-cell>
          <table:table-cell table:formula="oooc:=[.C17]+t" office:value-type="float" office:value="0.733333333333333">
            <text:p>0.73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19]" office:value-type="float" office:value="0.1">
            <text:p>0.10</text:p>
          </table:table-cell>
          <table:table-cell table:style-name="ce9" table:formula="oooc:=-[.D19]" office:value-type="float" office:value="-0.15">
            <text:p>-0.15</text:p>
          </table:table-cell>
          <table:table-cell table:style-name="ce9" table:formula="oooc:=[.C19]" office:value-type="float" office:value="0.733333333333333">
            <text:p>0.73</text:p>
          </table:table-cell>
          <table:table-cell/>
          <table:table-cell table:style-name="ce9" table:formula="oooc:=[.B19]" office:value-type="float" office:value="0.1">
            <text:p>0.10</text:p>
          </table:table-cell>
          <table:table-cell table:style-name="ce9" table:formula="oooc:=[.C19]" office:value-type="float" office:value="0.733333333333333">
            <text:p>0.73</text:p>
          </table:table-cell>
          <table:table-cell table:style-name="ce9" table:formula="oooc:=-[.D19]" office:value-type="float" office:value="-0.15">
            <text:p>-0.15</text:p>
          </table:table-cell>
          <table:table-cell/>
          <table:table-cell table:style-name="ce9" table:formula="oooc:=[.F19]" office:value-type="float" office:value="0.1">
            <text:p>0.10</text:p>
          </table:table-cell>
          <table:table-cell table:style-name="ce9" table:formula="oooc:=-[.G19]" office:value-type="float" office:value="0.15">
            <text:p>0.15</text:p>
          </table:table-cell>
          <table:table-cell table:style-name="ce9" table:formula="oooc:=[.H19]" office:value-type="float" office:value="0.733333333333333">
            <text:p>0.73</text:p>
          </table:table-cell>
          <table:table-cell/>
        </table:table-row>
        <table:table-row table:style-name="ro1">
          <table:table-cell table:formula="oooc:=[.A19]+1" office:value-type="float" office:value="14">
            <text:p>14</text:p>
          </table:table-cell>
          <table:table-cell table:formula="oooc:=h-t" office:value-type="float" office:value="1">
            <text:p>1.00</text:p>
          </table:table-cell>
          <table:table-cell table:formula="oooc:=[.C18]+t" office:value-type="float" office:value="0.733333333333333">
            <text:p>0.73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0]" office:value-type="float" office:value="1">
            <text:p>1.00</text:p>
          </table:table-cell>
          <table:table-cell table:style-name="ce9" table:formula="oooc:=-[.D20]" office:value-type="float" office:value="-0.15">
            <text:p>-0.15</text:p>
          </table:table-cell>
          <table:table-cell table:style-name="ce9" table:formula="oooc:=[.C20]" office:value-type="float" office:value="0.733333333333333">
            <text:p>0.73</text:p>
          </table:table-cell>
          <table:table-cell/>
          <table:table-cell table:style-name="ce9" table:formula="oooc:=[.B20]" office:value-type="float" office:value="1">
            <text:p>1.00</text:p>
          </table:table-cell>
          <table:table-cell table:style-name="ce9" table:formula="oooc:=[.C20]" office:value-type="float" office:value="0.733333333333333">
            <text:p>0.73</text:p>
          </table:table-cell>
          <table:table-cell table:style-name="ce9" table:formula="oooc:=-[.D20]" office:value-type="float" office:value="-0.15">
            <text:p>-0.15</text:p>
          </table:table-cell>
          <table:table-cell/>
          <table:table-cell table:style-name="ce9" table:formula="oooc:=[.F20]" office:value-type="float" office:value="1">
            <text:p>1.00</text:p>
          </table:table-cell>
          <table:table-cell table:style-name="ce9" table:formula="oooc:=-[.G20]" office:value-type="float" office:value="0.15">
            <text:p>0.15</text:p>
          </table:table-cell>
          <table:table-cell table:style-name="ce9" table:formula="oooc:=[.H20]" office:value-type="float" office:value="0.733333333333333">
            <text:p>0.73</text:p>
          </table:table-cell>
          <table:table-cell/>
        </table:table-row>
        <table:table-row table:style-name="ro1">
          <table:table-cell table:formula="oooc:=[.A20]+1" office:value-type="float" office:value="15">
            <text:p>15</text:p>
          </table:table-cell>
          <table:table-cell table:formula="oooc:=h-t" office:value-type="float" office:value="1">
            <text:p>1.00</text:p>
          </table:table-cell>
          <table:table-cell table:formula="oooc:=[.C19]+(l-4*t)/3" office:value-type="float" office:value="1.26666666666667">
            <text:p>1.27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1]" office:value-type="float" office:value="1">
            <text:p>1.00</text:p>
          </table:table-cell>
          <table:table-cell table:style-name="ce9" table:formula="oooc:=-[.D21]" office:value-type="float" office:value="-0.15">
            <text:p>-0.15</text:p>
          </table:table-cell>
          <table:table-cell table:style-name="ce9" table:formula="oooc:=[.C21]" office:value-type="float" office:value="1.26666666666667">
            <text:p>1.27</text:p>
          </table:table-cell>
          <table:table-cell/>
          <table:table-cell table:style-name="ce9" table:formula="oooc:=[.B21]" office:value-type="float" office:value="1">
            <text:p>1.00</text:p>
          </table:table-cell>
          <table:table-cell table:style-name="ce9" table:formula="oooc:=[.C21]" office:value-type="float" office:value="1.26666666666667">
            <text:p>1.27</text:p>
          </table:table-cell>
          <table:table-cell table:style-name="ce9" table:formula="oooc:=-[.D21]" office:value-type="float" office:value="-0.15">
            <text:p>-0.15</text:p>
          </table:table-cell>
          <table:table-cell/>
          <table:table-cell table:style-name="ce9" table:formula="oooc:=[.F21]" office:value-type="float" office:value="1">
            <text:p>1.00</text:p>
          </table:table-cell>
          <table:table-cell table:style-name="ce9" table:formula="oooc:=-[.G21]" office:value-type="float" office:value="0.15">
            <text:p>0.15</text:p>
          </table:table-cell>
          <table:table-cell table:style-name="ce9" table:formula="oooc:=[.H21]" office:value-type="float" office:value="1.26666666666667">
            <text:p>1.27</text:p>
          </table:table-cell>
          <table:table-cell/>
        </table:table-row>
        <table:table-row table:style-name="ro1">
          <table:table-cell table:formula="oooc:=[.A21]+1" office:value-type="float" office:value="16">
            <text:p>16</text:p>
          </table:table-cell>
          <table:table-cell table:formula="oooc:=t" office:value-type="float" office:value="0.1">
            <text:p>0.10</text:p>
          </table:table-cell>
          <table:table-cell table:formula="oooc:=[.C20]+(l-4*t)/3" office:value-type="float" office:value="1.26666666666667">
            <text:p>1.27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2]" office:value-type="float" office:value="0.1">
            <text:p>0.10</text:p>
          </table:table-cell>
          <table:table-cell table:style-name="ce9" table:formula="oooc:=-[.D22]" office:value-type="float" office:value="-0.15">
            <text:p>-0.15</text:p>
          </table:table-cell>
          <table:table-cell table:style-name="ce9" table:formula="oooc:=[.C22]" office:value-type="float" office:value="1.26666666666667">
            <text:p>1.27</text:p>
          </table:table-cell>
          <table:table-cell/>
          <table:table-cell table:style-name="ce9" table:formula="oooc:=[.B22]" office:value-type="float" office:value="0.1">
            <text:p>0.10</text:p>
          </table:table-cell>
          <table:table-cell table:style-name="ce9" table:formula="oooc:=[.C22]" office:value-type="float" office:value="1.26666666666667">
            <text:p>1.27</text:p>
          </table:table-cell>
          <table:table-cell table:style-name="ce9" table:formula="oooc:=-[.D22]" office:value-type="float" office:value="-0.15">
            <text:p>-0.15</text:p>
          </table:table-cell>
          <table:table-cell/>
          <table:table-cell table:style-name="ce9" table:formula="oooc:=[.F22]" office:value-type="float" office:value="0.1">
            <text:p>0.10</text:p>
          </table:table-cell>
          <table:table-cell table:style-name="ce9" table:formula="oooc:=-[.G22]" office:value-type="float" office:value="0.15">
            <text:p>0.15</text:p>
          </table:table-cell>
          <table:table-cell table:style-name="ce9" table:formula="oooc:=[.H22]" office:value-type="float" office:value="1.26666666666667">
            <text:p>1.27</text:p>
          </table:table-cell>
          <table:table-cell/>
        </table:table-row>
        <table:table-row table:style-name="ro1">
          <table:table-cell table:formula="oooc:=[.A22]+1" office:value-type="float" office:value="17">
            <text:p>17</text:p>
          </table:table-cell>
          <table:table-cell table:formula="oooc:=t" office:value-type="float" office:value="0.1">
            <text:p>0.10</text:p>
          </table:table-cell>
          <table:table-cell table:formula="oooc:=[.C21]+t" office:value-type="float" office:value="1.36666666666667">
            <text:p>1.37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3]" office:value-type="float" office:value="0.1">
            <text:p>0.10</text:p>
          </table:table-cell>
          <table:table-cell table:style-name="ce9" table:formula="oooc:=-[.D23]" office:value-type="float" office:value="-0.15">
            <text:p>-0.15</text:p>
          </table:table-cell>
          <table:table-cell table:style-name="ce9" table:formula="oooc:=[.C23]" office:value-type="float" office:value="1.36666666666667">
            <text:p>1.37</text:p>
          </table:table-cell>
          <table:table-cell/>
          <table:table-cell table:style-name="ce9" table:formula="oooc:=[.B23]" office:value-type="float" office:value="0.1">
            <text:p>0.10</text:p>
          </table:table-cell>
          <table:table-cell table:style-name="ce9" table:formula="oooc:=[.C23]" office:value-type="float" office:value="1.36666666666667">
            <text:p>1.37</text:p>
          </table:table-cell>
          <table:table-cell table:style-name="ce9" table:formula="oooc:=-[.D23]" office:value-type="float" office:value="-0.15">
            <text:p>-0.15</text:p>
          </table:table-cell>
          <table:table-cell/>
          <table:table-cell table:style-name="ce9" table:formula="oooc:=[.F23]" office:value-type="float" office:value="0.1">
            <text:p>0.10</text:p>
          </table:table-cell>
          <table:table-cell table:style-name="ce9" table:formula="oooc:=-[.G23]" office:value-type="float" office:value="0.15">
            <text:p>0.15</text:p>
          </table:table-cell>
          <table:table-cell table:style-name="ce9" table:formula="oooc:=[.H23]" office:value-type="float" office:value="1.36666666666667">
            <text:p>1.37</text:p>
          </table:table-cell>
          <table:table-cell/>
        </table:table-row>
        <table:table-row table:style-name="ro1">
          <table:table-cell table:formula="oooc:=[.A23]+1" office:value-type="float" office:value="18">
            <text:p>18</text:p>
          </table:table-cell>
          <table:table-cell table:formula="oooc:=h-t" office:value-type="float" office:value="1">
            <text:p>1.00</text:p>
          </table:table-cell>
          <table:table-cell table:formula="oooc:=[.C22]+t" office:value-type="float" office:value="1.36666666666667">
            <text:p>1.37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4]" office:value-type="float" office:value="1">
            <text:p>1.00</text:p>
          </table:table-cell>
          <table:table-cell table:style-name="ce9" table:formula="oooc:=-[.D24]" office:value-type="float" office:value="-0.15">
            <text:p>-0.15</text:p>
          </table:table-cell>
          <table:table-cell table:style-name="ce9" table:formula="oooc:=[.C24]" office:value-type="float" office:value="1.36666666666667">
            <text:p>1.37</text:p>
          </table:table-cell>
          <table:table-cell/>
          <table:table-cell table:style-name="ce9" table:formula="oooc:=[.B24]" office:value-type="float" office:value="1">
            <text:p>1.00</text:p>
          </table:table-cell>
          <table:table-cell table:style-name="ce9" table:formula="oooc:=[.C24]" office:value-type="float" office:value="1.36666666666667">
            <text:p>1.37</text:p>
          </table:table-cell>
          <table:table-cell table:style-name="ce9" table:formula="oooc:=-[.D24]" office:value-type="float" office:value="-0.15">
            <text:p>-0.15</text:p>
          </table:table-cell>
          <table:table-cell/>
          <table:table-cell table:style-name="ce9" table:formula="oooc:=[.F24]" office:value-type="float" office:value="1">
            <text:p>1.00</text:p>
          </table:table-cell>
          <table:table-cell table:style-name="ce9" table:formula="oooc:=-[.G24]" office:value-type="float" office:value="0.15">
            <text:p>0.15</text:p>
          </table:table-cell>
          <table:table-cell table:style-name="ce9" table:formula="oooc:=[.H24]" office:value-type="float" office:value="1.36666666666667">
            <text:p>1.37</text:p>
          </table:table-cell>
          <table:table-cell/>
        </table:table-row>
        <table:table-row table:style-name="ro1">
          <table:table-cell table:formula="oooc:=[.A24]+1" office:value-type="float" office:value="19">
            <text:p>19</text:p>
          </table:table-cell>
          <table:table-cell table:formula="oooc:=h-t" office:value-type="float" office:value="1">
            <text:p>1.00</text:p>
          </table:table-cell>
          <table:table-cell table:formula="oooc:=[.C23]+(l-4*t)/3" office:value-type="float" office:value="1.9">
            <text:p>1.9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5]" office:value-type="float" office:value="1">
            <text:p>1.00</text:p>
          </table:table-cell>
          <table:table-cell table:style-name="ce9" table:formula="oooc:=-[.D25]" office:value-type="float" office:value="-0.15">
            <text:p>-0.15</text:p>
          </table:table-cell>
          <table:table-cell table:style-name="ce9" table:formula="oooc:=[.C25]" office:value-type="float" office:value="1.9">
            <text:p>1.90</text:p>
          </table:table-cell>
          <table:table-cell/>
          <table:table-cell table:style-name="ce9" table:formula="oooc:=[.B25]" office:value-type="float" office:value="1">
            <text:p>1.00</text:p>
          </table:table-cell>
          <table:table-cell table:style-name="ce9" table:formula="oooc:=[.C25]" office:value-type="float" office:value="1.9">
            <text:p>1.90</text:p>
          </table:table-cell>
          <table:table-cell table:style-name="ce9" table:formula="oooc:=-[.D25]" office:value-type="float" office:value="-0.15">
            <text:p>-0.15</text:p>
          </table:table-cell>
          <table:table-cell/>
          <table:table-cell table:style-name="ce9" table:formula="oooc:=[.F25]" office:value-type="float" office:value="1">
            <text:p>1.00</text:p>
          </table:table-cell>
          <table:table-cell table:style-name="ce9" table:formula="oooc:=-[.G25]" office:value-type="float" office:value="0.15">
            <text:p>0.15</text:p>
          </table:table-cell>
          <table:table-cell table:style-name="ce9" table:formula="oooc:=[.H25]" office:value-type="float" office:value="1.9">
            <text:p>1.90</text:p>
          </table:table-cell>
          <table:table-cell/>
        </table:table-row>
        <table:table-row table:style-name="ro1">
          <table:table-cell table:formula="oooc:=[.A25]+1" office:value-type="float" office:value="20">
            <text:p>20</text:p>
          </table:table-cell>
          <table:table-cell table:formula="oooc:=t" office:value-type="float" office:value="0.1">
            <text:p>0.10</text:p>
          </table:table-cell>
          <table:table-cell table:formula="oooc:=[.C24]+(l-4*t)/3" office:value-type="float" office:value="1.9">
            <text:p>1.90</text:p>
          </table:table-cell>
          <table:table-cell table:formula="oooc:=d" office:value-type="float" office:value="0.15">
            <text:p>0.15</text:p>
          </table:table-cell>
          <table:table-cell/>
          <table:table-cell table:style-name="ce9" table:formula="oooc:=[.B26]" office:value-type="float" office:value="0.1">
            <text:p>0.10</text:p>
          </table:table-cell>
          <table:table-cell table:style-name="ce9" table:formula="oooc:=-[.D26]" office:value-type="float" office:value="-0.15">
            <text:p>-0.15</text:p>
          </table:table-cell>
          <table:table-cell table:style-name="ce9" table:formula="oooc:=[.C26]" office:value-type="float" office:value="1.9">
            <text:p>1.90</text:p>
          </table:table-cell>
          <table:table-cell/>
          <table:table-cell table:style-name="ce9" table:formula="oooc:=[.B26]" office:value-type="float" office:value="0.1">
            <text:p>0.10</text:p>
          </table:table-cell>
          <table:table-cell table:style-name="ce9" table:formula="oooc:=[.C26]" office:value-type="float" office:value="1.9">
            <text:p>1.90</text:p>
          </table:table-cell>
          <table:table-cell table:style-name="ce9" table:formula="oooc:=-[.D26]" office:value-type="float" office:value="-0.15">
            <text:p>-0.15</text:p>
          </table:table-cell>
          <table:table-cell/>
          <table:table-cell table:style-name="ce9" table:formula="oooc:=[.F26]" office:value-type="float" office:value="0.1">
            <text:p>0.10</text:p>
          </table:table-cell>
          <table:table-cell table:style-name="ce9" table:formula="oooc:=-[.G26]" office:value-type="float" office:value="0.15">
            <text:p>0.15</text:p>
          </table:table-cell>
          <table:table-cell table:style-name="ce9" table:formula="oooc:=[.H26]" office:value-type="float" office:value="1.9">
            <text:p>1.9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/>
          <table:table-cell table:style-name="Default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/>
          <table:table-cell table:style-name="Default" table:formula="oooc:=[.F28]+1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/>
          <table:table-cell table:style-name="Default" table:formula="oooc:=[.F29]+1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/>
          <table:table-cell table:style-name="Default" table:formula="oooc:=[.F30]+1"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/>
          <table:table-cell table:style-name="Default" table:formula="oooc:=[.F31]+1"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/>
          <table:table-cell table:style-name="Default" table:formula="oooc:=[.F32]+1"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/>
          <table:table-cell table:style-name="Default" table:formula="oooc:=[.F33]+1"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2" office:value-type="string">
            <text:p>wall</text:p>
          </table:table-cell>
          <table:table-cell table:style-name="Default" table:formula="oooc:=[.F34]+1" office:value-type="float" office:value="8">
            <text:p>8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table-cell/>
          <table:table-cell table:style-name="Default" table:formula="oooc:=[.F35]+1" office:value-type="float" office:value="9">
            <text:p>9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0">
            <text:p>20</text:p>
          </table:table-cell>
          <table:table-cell/>
          <table:table-cell table:style-name="Default" table:formula="oooc:=[.F36]+1"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/>
          <table:table-cell table:style-name="Default" table:formula="oooc:=[.F37]+1" office:value-type="float" office:value="11">
            <text:p>11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/>
          <table:table-cell table:style-name="Default" table:formula="oooc:=[.F38]+1"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9">
            <text:p>19</text:p>
          </table:table-cell>
          <table:table-cell/>
          <table:table-cell table:style-name="Default" table:formula="oooc:=[.F39]+1"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9">
            <text:p>19</text:p>
          </table:table-cell>
          <table:table-cell/>
          <table:table-cell table:style-name="Default" table:formula="oooc:=[.F40]+1" office:value-type="float" office:value="14">
            <text:p>14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table-cell/>
          <table:table-cell table:style-name="Default" table:formula="oooc:=[.F41]+1" office:value-type="float" office:value="15">
            <text:p>15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/>
          <table:table-cell table:style-name="Default" table:formula="oooc:=[.F42]+1" office:value-type="float" office:value="16">
            <text:p>16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/>
          <table:table-cell table:style-name="Default" table:formula="oooc:=[.F43]+1" office:value-type="float" office:value="17">
            <text:p>17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3">
            <text:p>13</text:p>
          </table:table-cell>
          <table:table-cell/>
          <table:table-cell table:style-name="Default" table:formula="oooc:=[.F44]+1" office:value-type="float" office:value="18">
            <text:p>18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/>
          <table:table-cell table:style-name="Default" table:formula="oooc:=[.F45]+1" office:value-type="float" office:value="19">
            <text:p>19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7">
            <text:p>17</text:p>
          </table:table-cell>
          <table:table-cell table:style-name="ce2" office:value-type="string">
            <text:p>frame</text:p>
          </table:table-cell>
          <table:table-cell table:style-name="Default" table:formula="oooc:=[.F46]+1"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/>
          <table:table-cell table:style-name="Default" table:formula="oooc:=[.F47]+1" office:value-type="float" office:value="21">
            <text:p>21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1">
            <text:p>11</text:p>
          </table:table-cell>
          <table:table-cell/>
          <table:table-cell table:style-name="Default" table:formula="oooc:=[.F48]+1" office:value-type="float" office:value="22">
            <text:p>22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table:formula="oooc:=[.B48]+4" office:value-type="float" office:value="13">
            <text:p>13</text:p>
          </table:table-cell>
          <table:table-cell table:style-name="ce10" table:formula="oooc:=[.C48]+4" office:value-type="float" office:value="14">
            <text:p>14</text:p>
          </table:table-cell>
          <table:table-cell table:style-name="ce10" table:formula="oooc:=[.D48]+4" office:value-type="float" office:value="15">
            <text:p>15</text:p>
          </table:table-cell>
          <table:table-cell/>
          <table:table-cell table:style-name="Default" table:formula="oooc:=[.F49]+1" office:value-type="float" office:value="23">
            <text:p>23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table:formula="oooc:=[.B49]+4" office:value-type="float" office:value="13">
            <text:p>13</text:p>
          </table:table-cell>
          <table:table-cell table:style-name="ce10" table:formula="oooc:=[.C49]+4" office:value-type="float" office:value="16">
            <text:p>16</text:p>
          </table:table-cell>
          <table:table-cell table:style-name="ce10" table:formula="oooc:=[.D49]+4" office:value-type="float" office:value="15">
            <text:p>15</text:p>
          </table:table-cell>
          <table:table-cell/>
          <table:table-cell table:style-name="Default" table:formula="oooc:=[.F50]+1" office:value-type="float" office:value="24">
            <text:p>24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table:formula="oooc:=[.B50]+4" office:value-type="float" office:value="17">
            <text:p>17</text:p>
          </table:table-cell>
          <table:table-cell table:style-name="ce10" table:formula="oooc:=[.C50]+4" office:value-type="float" office:value="18">
            <text:p>18</text:p>
          </table:table-cell>
          <table:table-cell table:style-name="ce10" table:formula="oooc:=[.D50]+4" office:value-type="float" office:value="19">
            <text:p>19</text:p>
          </table:table-cell>
          <table:table-cell/>
          <table:table-cell table:style-name="Default" table:formula="oooc:=[.F51]+1" office:value-type="float" office:value="25">
            <text:p>25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f</text:p>
          </table:table-cell>
          <table:table-cell table:style-name="ce10" table:formula="oooc:=[.B51]+4" office:value-type="float" office:value="17">
            <text:p>17</text:p>
          </table:table-cell>
          <table:table-cell table:style-name="ce10" table:formula="oooc:=[.C51]+4" office:value-type="float" office:value="20">
            <text:p>20</text:p>
          </table:table-cell>
          <table:table-cell table:style-name="ce10" table:formula="oooc:=[.D51]+4" office:value-type="float" office:value="19">
            <text:p>19</text:p>
          </table:table-cell>
          <table:table-cell table:style-name="ce2" office:value-type="string">
            <text:p>glass</text:p>
          </table:table-cell>
          <table:table-cell table:style-name="Default" table:formula="oooc:=[.F52]+1" office:value-type="float" office:value="26">
            <text:p>26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4" office:value-type="string">
            <text:p>house</text:p>
          </table:table-cell>
          <table:table-cell table:style-name="ce10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/>
          <table:table-cell table:style-name="ce10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/>
          <table:table-cell table:style-name="ce10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style-name="ce1" table:formula="oooc:=[.A59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style-name="ce1" table:formula="oooc:=[.A60]+1"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style-name="ce1" table:formula="oooc:=[.A61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style-name="ce1" table:formula="oooc:=[.A62]+1" office:value-type="float" office:value="5">
            <text:p>5</text:p>
          </table:table-cell>
          <table:table-cell table:formula="oooc:=2.5*h" office:value-type="float" office:value="2.75">
            <text:p>2.75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style-name="ce1" table:formula="oooc:=[.A63]+1" office:value-type="float" office:value="6">
            <text:p>6</text:p>
          </table:table-cell>
          <table:table-cell table:formula="oooc:=2.5*h" office:value-type="float" office:value="2.75">
            <text:p>2.75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style-name="ce1" table:formula="oooc:=[.A64]+1" office:value-type="float" office:value="7">
            <text:p>7</text:p>
          </table:table-cell>
          <table:table-cell table:formula="oooc:=2.5*h" office:value-type="float" office:value="2.75">
            <text:p>2.75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style-name="ce1" table:formula="oooc:=[.A65]+1" office:value-type="float" office:value="8">
            <text:p>8</text:p>
          </table:table-cell>
          <table:table-cell table:formula="oooc:=2.5*h" office:value-type="float" office:value="2.75">
            <text:p>2.75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style-name="ce1" table:formula="oooc:=[.A66]+1" office:value-type="float" office:value="9">
            <text:p>9</text:p>
          </table:table-cell>
          <table:table-cell table:formula="oooc:=h" office:value-type="float" office:value="1.1">
            <text:p>1.10</text:p>
          </table:table-cell>
          <table:table-cell table:formula="oooc:=-1.5*l" office:value-type="float" office:value="-3">
            <text:p>-3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style-name="ce1" table:formula="oooc:=[.A67]+1" office:value-type="float" office:value="10">
            <text:p>10</text:p>
          </table:table-cell>
          <table:table-cell table:formula="oooc:=h" office:value-type="float" office:value="1.1">
            <text:p>1.10</text:p>
          </table:table-cell>
          <table:table-cell table:formula="oooc:=-0.5*l" office:value-type="float" office:value="-1">
            <text:p>-1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1" table:formula="oooc:=[.A68]+1" office:value-type="float" office:value="11">
            <text:p>11</text:p>
          </table:table-cell>
          <table:table-cell table:formula="oooc:=2*h" office:value-type="float" office:value="2.2">
            <text:p>2.20</text:p>
          </table:table-cell>
          <table:table-cell table:formula="oooc:=-0.5*l" office:value-type="float" office:value="-1">
            <text:p>-1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table:formula="oooc:=([.G59]+1)*(IF([.G59]&lt;9))+([.G59]+8)*(IF([.G59]&gt;=9))" office:value-type="float" office:value="2">
            <text:p>2</text:p>
          </table:table-cell>
          <table:table-cell table:formula="oooc:=([.H59]+1)*(IF([.H59]&lt;9))+([.H59]+8)*(IF([.H59]&gt;=9))" office:value-type="float" office:value="3">
            <text:p>3</text:p>
          </table:table-cell>
          <table:table-cell table:formula="oooc:=([.I59]+1)*(IF([.I59]&lt;9))+([.I59]+8)*(IF([.I59]&gt;=9))"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style-name="ce1" table:formula="oooc:=[.A69]+1" office:value-type="float" office:value="12">
            <text:p>12</text:p>
          </table:table-cell>
          <table:table-cell table:formula="oooc:=2*h" office:value-type="float" office:value="2.2">
            <text:p>2.20</text:p>
          </table:table-cell>
          <table:table-cell table:formula="oooc:=-1.5*l" office:value-type="float" office:value="-3">
            <text:p>-3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table:formula="oooc:=([.G60]+1)*(IF([.G60]&lt;9))+([.G60]+8)*(IF([.G60]&gt;=9))" office:value-type="float" office:value="2">
            <text:p>2</text:p>
          </table:table-cell>
          <table:table-cell table:formula="oooc:=([.H60]+1)*(IF([.H60]&lt;9))+([.H60]+8)*(IF([.H60]&gt;=9))" office:value-type="float" office:value="17">
            <text:p>17</text:p>
          </table:table-cell>
          <table:table-cell table:formula="oooc:=([.I60]+1)*(IF([.I60]&lt;9))+([.I60]+8)*(IF([.I60]&gt;=9))"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style-name="ce1" table:formula="oooc:=[.A70]+1" office:value-type="float" office:value="13">
            <text:p>13</text:p>
          </table:table-cell>
          <table:table-cell table:formula="oooc:=h" office:value-type="float" office:value="1.1">
            <text:p>1.10</text:p>
          </table:table-cell>
          <table:table-cell table:formula="oooc:=0.5*l" office:value-type="float" office:value="1">
            <text:p>1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table:formula="oooc:=([.G61]+1)*(IF([.G61]&lt;9))+([.G61]+8)*(IF([.G61]&gt;=9))" office:value-type="float" office:value="3">
            <text:p>3</text:p>
          </table:table-cell>
          <table:table-cell table:formula="oooc:=([.H61]+1)*(IF([.H61]&lt;9))+([.H61]+8)*(IF([.H61]&gt;=9))" office:value-type="float" office:value="7">
            <text:p>7</text:p>
          </table:table-cell>
          <table:table-cell table:formula="oooc:=([.I61]+1)*(IF([.I61]&lt;9))+([.I61]+8)*(IF([.I61]&gt;=9))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style-name="ce1" table:formula="oooc:=[.A71]+1" office:value-type="float" office:value="14">
            <text:p>14</text:p>
          </table:table-cell>
          <table:table-cell table:formula="oooc:=h" office:value-type="float" office:value="1.1">
            <text:p>1.10</text:p>
          </table:table-cell>
          <table:table-cell table:formula="oooc:=1.5*l" office:value-type="float" office:value="3">
            <text:p>3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table:formula="oooc:=([.G62]+1)*(IF([.G62]&lt;9))+([.G62]+8)*(IF([.G62]&gt;=9))" office:value-type="float" office:value="3">
            <text:p>3</text:p>
          </table:table-cell>
          <table:table-cell table:formula="oooc:=([.H62]+1)*(IF([.H62]&lt;9))+([.H62]+8)*(IF([.H62]&gt;=9))" office:value-type="float" office:value="22">
            <text:p>22</text:p>
          </table:table-cell>
          <table:table-cell table:formula="oooc:=([.I62]+1)*(IF([.I62]&lt;9))+([.I62]+8)*(IF([.I62]&gt;=9))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style-name="ce1" table:formula="oooc:=[.A72]+1" office:value-type="float" office:value="15">
            <text:p>15</text:p>
          </table:table-cell>
          <table:table-cell table:formula="oooc:=2*h" office:value-type="float" office:value="2.2">
            <text:p>2.20</text:p>
          </table:table-cell>
          <table:table-cell table:formula="oooc:=1.5*l" office:value-type="float" office:value="3">
            <text:p>3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table:formula="oooc:=([.G63]+1)*(IF([.G63]&lt;9))+([.G63]+8)*(IF([.G63]&gt;=9))" office:value-type="float" office:value="6">
            <text:p>6</text:p>
          </table:table-cell>
          <table:table-cell table:formula="oooc:=([.H63]+1)*(IF([.H63]&lt;9))+([.H63]+8)*(IF([.H63]&gt;=9))" office:value-type="float" office:value="7">
            <text:p>7</text:p>
          </table:table-cell>
          <table:table-cell table:formula="oooc:=([.I63]+1)*(IF([.I63]&lt;9))+([.I63]+8)*(IF([.I63]&gt;=9))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style-name="ce1" table:formula="oooc:=[.A73]+1" office:value-type="float" office:value="16">
            <text:p>16</text:p>
          </table:table-cell>
          <table:table-cell table:formula="oooc:=2*h" office:value-type="float" office:value="2.2">
            <text:p>2.20</text:p>
          </table:table-cell>
          <table:table-cell table:formula="oooc:=0.5*l" office:value-type="float" office:value="1">
            <text:p>1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table:formula="oooc:=([.G64]+1)*(IF([.G64]&lt;9))+([.G64]+8)*(IF([.G64]&gt;=9))" office:value-type="float" office:value="6">
            <text:p>6</text:p>
          </table:table-cell>
          <table:table-cell table:formula="oooc:=([.H64]+1)*(IF([.H64]&lt;9))+([.H64]+8)*(IF([.H64]&gt;=9))" office:value-type="float" office:value="20">
            <text:p>20</text:p>
          </table:table-cell>
          <table:table-cell table:formula="oooc:=([.I64]+1)*(IF([.I64]&lt;9))+([.I64]+8)*(IF([.I64]&gt;=9))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style-name="ce1" table:formula="oooc:=[.A74]+1" office:value-type="float" office:value="17">
            <text:p>17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table:formula="oooc:=([.G65]+1)*(IF([.G65]&lt;9))+([.G65]+8)*(IF([.G65]&gt;=9))" office:value-type="float" office:value="2">
            <text:p>2</text:p>
          </table:table-cell>
          <table:table-cell table:formula="oooc:=([.H65]+1)*(IF([.H65]&lt;9))+([.H65]+8)*(IF([.H65]&gt;=9))" office:value-type="float" office:value="6">
            <text:p>6</text:p>
          </table:table-cell>
          <table:table-cell table:formula="oooc:=([.I65]+1)*(IF([.I65]&lt;9))+([.I65]+8)*(IF([.I65]&gt;=9))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style-name="ce1" table:formula="oooc:=[.A75]+1" office:value-type="float" office:value="18">
            <text:p>18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table:formula="oooc:=([.G66]+1)*(IF([.G66]&lt;9))+([.G66]+8)*(IF([.G66]&gt;=9))" office:value-type="float" office:value="2">
            <text:p>2</text:p>
          </table:table-cell>
          <table:table-cell table:formula="oooc:=([.H66]+1)*(IF([.H66]&lt;9))+([.H66]+8)*(IF([.H66]&gt;=9))" office:value-type="float" office:value="17">
            <text:p>17</text:p>
          </table:table-cell>
          <table:table-cell table:formula="oooc:=([.I66]+1)*(IF([.I66]&lt;9))+([.I66]+8)*(IF([.I66]&gt;=9))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style-name="ce1" table:formula="oooc:=[.A76]+1" office:value-type="float" office:value="19">
            <text:p>19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table:formula="oooc:=([.G67]+1)*(IF([.G67]&lt;9))+([.G67]+8)*(IF([.G67]&gt;=9))" office:value-type="float" office:value="18">
            <text:p>18</text:p>
          </table:table-cell>
          <table:table-cell table:formula="oooc:=([.H67]+1)*(IF([.H67]&lt;9))+([.H67]+8)*(IF([.H67]&gt;=9))" office:value-type="float" office:value="19">
            <text:p>19</text:p>
          </table:table-cell>
          <table:table-cell table:formula="oooc:=([.I67]+1)*(IF([.I67]&lt;9))+([.I67]+8)*(IF([.I67]&gt;=9))"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style-name="ce1" table:formula="oooc:=[.A77]+1" office:value-type="float" office:value="20">
            <text:p>20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table:formula="oooc:=([.G68]+1)*(IF([.G68]&lt;9))+([.G68]+8)*(IF([.G68]&gt;=9))" office:value-type="float" office:value="18">
            <text:p>18</text:p>
          </table:table-cell>
          <table:table-cell table:formula="oooc:=([.H68]+1)*(IF([.H68]&lt;9))+([.H68]+8)*(IF([.H68]&gt;=9))" office:value-type="float" office:value="21">
            <text:p>21</text:p>
          </table:table-cell>
          <table:table-cell table:formula="oooc:=([.I68]+1)*(IF([.I68]&lt;9))+([.I68]+8)*(IF([.I68]&gt;=9))"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style-name="ce1" table:formula="oooc:=[.A78]+1" office:value-type="float" office:value="21">
            <text:p>21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table:formula="oooc:=([.G69]+1)*(IF([.G69]&lt;9))+([.G69]+8)*(IF([.G69]&gt;=9))" office:value-type="float" office:value="3">
            <text:p>3</text:p>
          </table:table-cell>
          <table:table-cell table:formula="oooc:=([.H69]+1)*(IF([.H69]&lt;9))+([.H69]+8)*(IF([.H69]&gt;=9))" office:value-type="float" office:value="4">
            <text:p>4</text:p>
          </table:table-cell>
          <table:table-cell table:formula="oooc:=([.I69]+1)*(IF([.I69]&lt;9))+([.I69]+8)*(IF([.I69]&gt;=9))"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style-name="ce1" table:formula="oooc:=[.A79]+1" office:value-type="float" office:value="22">
            <text:p>22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table:formula="oooc:=([.G70]+1)*(IF([.G70]&lt;9))+([.G70]+8)*(IF([.G70]&gt;=9))" office:value-type="float" office:value="3">
            <text:p>3</text:p>
          </table:table-cell>
          <table:table-cell table:formula="oooc:=([.H70]+1)*(IF([.H70]&lt;9))+([.H70]+8)*(IF([.H70]&gt;=9))" office:value-type="float" office:value="25">
            <text:p>25</text:p>
          </table:table-cell>
          <table:table-cell table:formula="oooc:=([.I70]+1)*(IF([.I70]&lt;9))+([.I70]+8)*(IF([.I70]&gt;=9))"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style-name="ce1" table:formula="oooc:=[.A80]+1" office:value-type="float" office:value="23">
            <text:p>23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table:formula="oooc:=([.G71]+1)*(IF([.G71]&lt;9))+([.G71]+8)*(IF([.G71]&gt;=9))" office:value-type="float" office:value="4">
            <text:p>4</text:p>
          </table:table-cell>
          <table:table-cell table:formula="oooc:=([.H71]+1)*(IF([.H71]&lt;9))+([.H71]+8)*(IF([.H71]&gt;=9))" office:value-type="float" office:value="8">
            <text:p>8</text:p>
          </table:table-cell>
          <table:table-cell table:formula="oooc:=([.I71]+1)*(IF([.I71]&lt;9))+([.I71]+8)*(IF([.I71]&gt;=9))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style-name="ce1" table:formula="oooc:=[.A81]+1" office:value-type="float" office:value="24">
            <text:p>24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table:formula="oooc:=([.G72]+1)*(IF([.G72]&lt;9))+([.G72]+8)*(IF([.G72]&gt;=9))" office:value-type="float" office:value="4">
            <text:p>4</text:p>
          </table:table-cell>
          <table:table-cell table:formula="oooc:=([.H72]+1)*(IF([.H72]&lt;9))+([.H72]+8)*(IF([.H72]&gt;=9))" office:value-type="float" office:value="30">
            <text:p>30</text:p>
          </table:table-cell>
          <table:table-cell table:formula="oooc:=([.I72]+1)*(IF([.I72]&lt;9))+([.I72]+8)*(IF([.I72]&gt;=9))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style-name="ce1" table:formula="oooc:=[.A82]+1" office:value-type="float" office:value="25">
            <text:p>25</text:p>
          </table:table-cell>
          <table:table-cell table:formula="oooc:=h" office:value-type="float" office:value="1.1">
            <text:p>1.10</text:p>
          </table:table-cell>
          <table:table-cell table:formula="oooc:=1.5*l" office:value-type="float" office:value="3">
            <text:p>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73]+1)*(IF([.G73]&lt;9))+([.G73]+8)*(IF([.G73]&gt;=9))" office:value-type="float" office:value="7">
            <text:p>7</text:p>
          </table:table-cell>
          <table:table-cell table:formula="oooc:=([.H73]+1)*(IF([.H73]&lt;9))+([.H73]+8)*(IF([.H73]&gt;=9))" office:value-type="float" office:value="8">
            <text:p>8</text:p>
          </table:table-cell>
          <table:table-cell table:formula="oooc:=([.I73]+1)*(IF([.I73]&lt;9))+([.I73]+8)*(IF([.I73]&gt;=9))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style-name="ce1" table:formula="oooc:=[.A83]+1" office:value-type="float" office:value="26">
            <text:p>26</text:p>
          </table:table-cell>
          <table:table-cell table:formula="oooc:=h" office:value-type="float" office:value="1.1">
            <text:p>1.10</text:p>
          </table:table-cell>
          <table:table-cell table:formula="oooc:=0.5*l" office:value-type="float" office:value="1">
            <text:p>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74]+1)*(IF([.G74]&lt;9))+([.G74]+8)*(IF([.G74]&gt;=9))" office:value-type="float" office:value="7">
            <text:p>7</text:p>
          </table:table-cell>
          <table:table-cell table:formula="oooc:=([.H74]+1)*(IF([.H74]&lt;9))+([.H74]+8)*(IF([.H74]&gt;=9))" office:value-type="float" office:value="28">
            <text:p>28</text:p>
          </table:table-cell>
          <table:table-cell table:formula="oooc:=([.I74]+1)*(IF([.I74]&lt;9))+([.I74]+8)*(IF([.I74]&gt;=9))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style-name="ce1" table:formula="oooc:=[.A84]+1" office:value-type="float" office:value="27">
            <text:p>27</text:p>
          </table:table-cell>
          <table:table-cell table:formula="oooc:=2*h" office:value-type="float" office:value="2.2">
            <text:p>2.20</text:p>
          </table:table-cell>
          <table:table-cell table:formula="oooc:=0.5*l" office:value-type="float" office:value="1">
            <text:p>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75]+1)*(IF([.G75]&lt;9))+([.G75]+8)*(IF([.G75]&gt;=9))" office:value-type="float" office:value="3">
            <text:p>3</text:p>
          </table:table-cell>
          <table:table-cell table:formula="oooc:=([.H75]+1)*(IF([.H75]&lt;9))+([.H75]+8)*(IF([.H75]&gt;=9))" office:value-type="float" office:value="7">
            <text:p>7</text:p>
          </table:table-cell>
          <table:table-cell table:formula="oooc:=([.I75]+1)*(IF([.I75]&lt;9))+([.I75]+8)*(IF([.I75]&gt;=9))"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style-name="ce1" table:formula="oooc:=[.A85]+1" office:value-type="float" office:value="28">
            <text:p>28</text:p>
          </table:table-cell>
          <table:table-cell table:formula="oooc:=2*h" office:value-type="float" office:value="2.2">
            <text:p>2.20</text:p>
          </table:table-cell>
          <table:table-cell table:formula="oooc:=1.5*l" office:value-type="float" office:value="3">
            <text:p>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76]+1)*(IF([.G76]&lt;9))+([.G76]+8)*(IF([.G76]&gt;=9))" office:value-type="float" office:value="3">
            <text:p>3</text:p>
          </table:table-cell>
          <table:table-cell table:formula="oooc:=([.H76]+1)*(IF([.H76]&lt;9))+([.H76]+8)*(IF([.H76]&gt;=9))" office:value-type="float" office:value="25">
            <text:p>25</text:p>
          </table:table-cell>
          <table:table-cell table:formula="oooc:=([.I76]+1)*(IF([.I76]&lt;9))+([.I76]+8)*(IF([.I76]&gt;=9))"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style-name="ce1" table:formula="oooc:=[.A86]+1" office:value-type="float" office:value="29">
            <text:p>29</text:p>
          </table:table-cell>
          <table:table-cell table:formula="oooc:=h" office:value-type="float" office:value="1.1">
            <text:p>1.10</text:p>
          </table:table-cell>
          <table:table-cell table:formula="oooc:=-0.5*l" office:value-type="float" office:value="-1">
            <text:p>-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77]+1)*(IF([.G77]&lt;9))+([.G77]+8)*(IF([.G77]&gt;=9))" office:value-type="float" office:value="26">
            <text:p>26</text:p>
          </table:table-cell>
          <table:table-cell table:formula="oooc:=([.H77]+1)*(IF([.H77]&lt;9))+([.H77]+8)*(IF([.H77]&gt;=9))" office:value-type="float" office:value="27">
            <text:p>27</text:p>
          </table:table-cell>
          <table:table-cell table:formula="oooc:=([.I77]+1)*(IF([.I77]&lt;9))+([.I77]+8)*(IF([.I77]&gt;=9))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style-name="ce1" table:formula="oooc:=[.A87]+1" office:value-type="float" office:value="30">
            <text:p>30</text:p>
          </table:table-cell>
          <table:table-cell table:formula="oooc:=h" office:value-type="float" office:value="1.1">
            <text:p>1.10</text:p>
          </table:table-cell>
          <table:table-cell table:formula="oooc:=-1.5*l" office:value-type="float" office:value="-3">
            <text:p>-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78]+1)*(IF([.G78]&lt;9))+([.G78]+8)*(IF([.G78]&gt;=9))" office:value-type="float" office:value="26">
            <text:p>26</text:p>
          </table:table-cell>
          <table:table-cell table:formula="oooc:=([.H78]+1)*(IF([.H78]&lt;9))+([.H78]+8)*(IF([.H78]&gt;=9))" office:value-type="float" office:value="29">
            <text:p>29</text:p>
          </table:table-cell>
          <table:table-cell table:formula="oooc:=([.I78]+1)*(IF([.I78]&lt;9))+([.I78]+8)*(IF([.I78]&gt;=9))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style-name="ce1" table:formula="oooc:=[.A88]+1" office:value-type="float" office:value="31">
            <text:p>31</text:p>
          </table:table-cell>
          <table:table-cell table:formula="oooc:=2*h" office:value-type="float" office:value="2.2">
            <text:p>2.20</text:p>
          </table:table-cell>
          <table:table-cell table:formula="oooc:=-1.5*l" office:value-type="float" office:value="-3">
            <text:p>-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style-name="ce1" table:formula="oooc:=[.A89]+1" office:value-type="float" office:value="32">
            <text:p>32</text:p>
          </table:table-cell>
          <table:table-cell table:formula="oooc:=2*h" office:value-type="float" office:value="2.2">
            <text:p>2.20</text:p>
          </table:table-cell>
          <table:table-cell table:formula="oooc:=-0.5*l" office:value-type="float" office:value="-1">
            <text:p>-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style-name="ce1" table:formula="oooc:=[.A90]+1" office:value-type="float" office:value="33">
            <text:p>33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style-name="ce1" table:formula="oooc:=[.A91]+1" office:value-type="float" office:value="34">
            <text:p>34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style-name="ce1" table:formula="oooc:=[.A92]+1" office:value-type="float" office:value="35">
            <text:p>35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style-name="ce1" table:formula="oooc:=[.A93]+1" office:value-type="float" office:value="36">
            <text:p>36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style-name="ce1" table:formula="oooc:=[.A94]+1" office:value-type="float" office:value="37">
            <text:p>37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style-name="ce1" table:formula="oooc:=[.A95]+1" office:value-type="float" office:value="38">
            <text:p>38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style-name="ce1" table:formula="oooc:=[.A96]+1" office:value-type="float" office:value="39">
            <text:p>39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style-name="ce1" table:formula="oooc:=[.A97]+1" office:value-type="float" office:value="40">
            <text:p>40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5" office:value-type="string">
            <text:p>comb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-1.5*l" office:value-type="float" office:value="-3">
            <text:p>-3</text:p>
          </table:table-cell>
          <table:table-cell table:style-name="Default" table:formula="oooc:=-2*l" office:value-type="float" office:value="-4">
            <text:p>-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0.5*l" office:value-type="float" office:value="1">
            <text:p>1</text:p>
          </table:table-cell>
          <table:table-cell table:style-name="Default" table:formula="oooc:=-2*l" office:value-type="float" office:value="-4">
            <text:p>-4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2*l" office:value-type="float" office:value="4">
            <text:p>4</text:p>
          </table:table-cell>
          <table:table-cell table:style-name="Default" table:formula="oooc:=-1.5*l" office:value-type="float" office:value="-3">
            <text:p>-3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2*l" office:value-type="float" office:value="4">
            <text:p>4</text:p>
          </table:table-cell>
          <table:table-cell table:style-name="Default" table:formula="oooc:=0.5*l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-1.5*l" office:value-type="float" office:value="-3">
            <text:p>-3</text:p>
          </table:table-cell>
          <table:table-cell table:style-name="Default" table:formula="oooc:=2*l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0.5*l" office:value-type="float" office:value="1">
            <text:p>1</text:p>
          </table:table-cell>
          <table:table-cell table:style-name="Default" table:formula="oooc:=2*l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-2*l" office:value-type="float" office:value="-4">
            <text:p>-4</text:p>
          </table:table-cell>
          <table:table-cell table:style-name="Default" table:formula="oooc:=-1.5*l" office:value-type="float" office:value="-3">
            <text:p>-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-2*l" office:value-type="float" office:value="-4">
            <text:p>-4</text:p>
          </table:table-cell>
          <table:table-cell table:style-name="Default" table:formula="oooc:=0.5*l"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>
            <text:p>stairs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.00</text:p>
          </table:table-cell>
          <table:table-cell table:formula="oooc:=[.D120]-0.3" office:value-type="float" office:value="-0.9">
            <text:p>-0.90</text:p>
          </table:table-cell>
          <table:table-cell table:style-name="ce11"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formula="oooc:=[.A116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0.8*h" office:value-type="float" office:value="0.88">
            <text:p>0.88</text:p>
          </table:table-cell>
          <table:table-cell table:formula="oooc:=[.D121]-0.3" office:value-type="float" office:value="-0.9">
            <text:p>-0.90</text:p>
          </table:table-cell>
          <table:table-cell table:style-name="ce11" table:formula="oooc:=[.E116]+1"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formula="oooc:=[.A117]+1" office:value-type="float" office:value="3">
            <text:p>3</text:p>
          </table:table-cell>
          <table:table-cell office:value-type="float" office:value="0.2">
            <text:p>0.20</text:p>
          </table:table-cell>
          <table:table-cell office:value-type="float" office:value="0">
            <text:p>0.00</text:p>
          </table:table-cell>
          <table:table-cell table:formula="oooc:=[.D122]-0.3" office:value-type="float" office:value="-0.9">
            <text:p>-0.90</text:p>
          </table:table-cell>
          <table:table-cell table:style-name="ce11" table:formula="oooc:=[.E117]+1" office:value-type="float" office:value="3">
            <text:p>3</text:p>
          </table:table-cell>
          <table:table-cell office:value-type="string">
            <text:p>f</text:p>
          </table:table-cell>
          <table:table-cell table:formula="oooc:=[.G116]+2" office:value-type="float" office:value="3">
            <text:p>3</text:p>
          </table:table-cell>
          <table:table-cell table:formula="oooc:=[.H116]+2" office:value-type="float" office:value="4">
            <text:p>4</text:p>
          </table:table-cell>
          <table:table-cell table:formula="oooc:=[.I116]+2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ooc:=[.A118]+1" office:value-type="float" office:value="4">
            <text:p>4</text:p>
          </table:table-cell>
          <table:table-cell table:formula="oooc:=[.B118]" office:value-type="float" office:value="0.2">
            <text:p>0.20</text:p>
          </table:table-cell>
          <table:table-cell table:formula="oooc:=0.8*h" office:value-type="float" office:value="0.88">
            <text:p>0.88</text:p>
          </table:table-cell>
          <table:table-cell table:formula="oooc:=[.D123]-0.3" office:value-type="float" office:value="-0.9">
            <text:p>-0.90</text:p>
          </table:table-cell>
          <table:table-cell table:style-name="ce11" table:formula="oooc:=[.E118]+1" office:value-type="float" office:value="4">
            <text:p>4</text:p>
          </table:table-cell>
          <table:table-cell office:value-type="string">
            <text:p>f</text:p>
          </table:table-cell>
          <table:table-cell table:formula="oooc:=[.G117]+2" office:value-type="float" office:value="3">
            <text:p>3</text:p>
          </table:table-cell>
          <table:table-cell table:formula="oooc:=[.H117]+2" office:value-type="float" office:value="5">
            <text:p>5</text:p>
          </table:table-cell>
          <table:table-cell table:formula="oooc:=[.I117]+2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ooc:=[.A119]+1" office:value-type="float" office:value="5">
            <text:p>5</text:p>
          </table:table-cell>
          <table:table-cell table:formula="oooc:=[.B119]" office:value-type="float" office:value="0.2">
            <text:p>0.20</text:p>
          </table:table-cell>
          <table:table-cell office:value-type="float" office:value="0">
            <text:p>0.00</text:p>
          </table:table-cell>
          <table:table-cell table:formula="oooc:=[.D124]-0.3" office:value-type="float" office:value="-0.6">
            <text:p>-0.60</text:p>
          </table:table-cell>
          <table:table-cell table:style-name="ce11" table:formula="oooc:=[.E119]+1" office:value-type="float" office:value="5">
            <text:p>5</text:p>
          </table:table-cell>
          <table:table-cell office:value-type="string">
            <text:p>f</text:p>
          </table:table-cell>
          <table:table-cell table:formula="oooc:=[.G118]+2" office:value-type="float" office:value="5">
            <text:p>5</text:p>
          </table:table-cell>
          <table:table-cell table:formula="oooc:=[.H118]+2" office:value-type="float" office:value="6">
            <text:p>6</text:p>
          </table:table-cell>
          <table:table-cell table:formula="oooc:=[.I118]+2"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ooc:=[.A120]+1" office:value-type="float" office:value="6">
            <text:p>6</text:p>
          </table:table-cell>
          <table:table-cell table:formula="oooc:=[.B120]" office:value-type="float" office:value="0.2">
            <text:p>0.20</text:p>
          </table:table-cell>
          <table:table-cell table:formula="oooc:=0.8*h" office:value-type="float" office:value="0.88">
            <text:p>0.88</text:p>
          </table:table-cell>
          <table:table-cell table:formula="oooc:=[.D125]-0.3" office:value-type="float" office:value="-0.6">
            <text:p>-0.60</text:p>
          </table:table-cell>
          <table:table-cell table:style-name="ce11" table:formula="oooc:=[.E120]+1" office:value-type="float" office:value="6">
            <text:p>6</text:p>
          </table:table-cell>
          <table:table-cell office:value-type="string">
            <text:p>f</text:p>
          </table:table-cell>
          <table:table-cell table:formula="oooc:=[.G119]+2" office:value-type="float" office:value="5">
            <text:p>5</text:p>
          </table:table-cell>
          <table:table-cell table:formula="oooc:=[.H119]+2" office:value-type="float" office:value="7">
            <text:p>7</text:p>
          </table:table-cell>
          <table:table-cell table:formula="oooc:=[.I119]+2"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ooc:=[.A121]+1" office:value-type="float" office:value="7">
            <text:p>7</text:p>
          </table:table-cell>
          <table:table-cell table:formula="oooc:=[.B118]+0.2" office:value-type="float" office:value="0.4">
            <text:p>0.40</text:p>
          </table:table-cell>
          <table:table-cell office:value-type="float" office:value="0">
            <text:p>0.00</text:p>
          </table:table-cell>
          <table:table-cell table:formula="oooc:=[.D126]-0.3" office:value-type="float" office:value="-0.6">
            <text:p>-0.60</text:p>
          </table:table-cell>
          <table:table-cell table:style-name="ce11" table:formula="oooc:=[.E121]+1" office:value-type="float" office:value="7">
            <text:p>7</text:p>
          </table:table-cell>
          <table:table-cell office:value-type="string">
            <text:p>f</text:p>
          </table:table-cell>
          <table:table-cell table:formula="oooc:=[.G120]+2" office:value-type="float" office:value="7">
            <text:p>7</text:p>
          </table:table-cell>
          <table:table-cell table:formula="oooc:=[.H120]+2" office:value-type="float" office:value="8">
            <text:p>8</text:p>
          </table:table-cell>
          <table:table-cell table:formula="oooc:=[.I120]+2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formula="oooc:=[.A122]+1" office:value-type="float" office:value="8">
            <text:p>8</text:p>
          </table:table-cell>
          <table:table-cell table:formula="oooc:=[.B119]+0.2" office:value-type="float" office:value="0.4">
            <text:p>0.40</text:p>
          </table:table-cell>
          <table:table-cell table:formula="oooc:=0.8*h" office:value-type="float" office:value="0.88">
            <text:p>0.88</text:p>
          </table:table-cell>
          <table:table-cell table:formula="oooc:=[.D127]-0.3" office:value-type="float" office:value="-0.6">
            <text:p>-0.60</text:p>
          </table:table-cell>
          <table:table-cell table:style-name="ce11" table:formula="oooc:=[.E122]+1" office:value-type="float" office:value="8">
            <text:p>8</text:p>
          </table:table-cell>
          <table:table-cell office:value-type="string">
            <text:p>f</text:p>
          </table:table-cell>
          <table:table-cell table:formula="oooc:=[.G121]+2" office:value-type="float" office:value="7">
            <text:p>7</text:p>
          </table:table-cell>
          <table:table-cell table:formula="oooc:=[.H121]+2" office:value-type="float" office:value="9">
            <text:p>9</text:p>
          </table:table-cell>
          <table:table-cell table:formula="oooc:=[.I121]+2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formula="oooc:=[.A123]+1" office:value-type="float" office:value="9">
            <text:p>9</text:p>
          </table:table-cell>
          <table:table-cell table:formula="oooc:=[.B120]+0.2" office:value-type="float" office:value="0.4">
            <text:p>0.40</text:p>
          </table:table-cell>
          <table:table-cell office:value-type="float" office:value="0">
            <text:p>0.00</text:p>
          </table:table-cell>
          <table:table-cell table:formula="oooc:=[.D128]-0.3" office:value-type="float" office:value="-0.3">
            <text:p>-0.30</text:p>
          </table:table-cell>
          <table:table-cell table:style-name="ce11" table:formula="oooc:=[.E123]+1" office:value-type="float" office:value="9">
            <text:p>9</text:p>
          </table:table-cell>
          <table:table-cell office:value-type="string">
            <text:p>f</text:p>
          </table:table-cell>
          <table:table-cell table:formula="oooc:=[.G122]+2" office:value-type="float" office:value="9">
            <text:p>9</text:p>
          </table:table-cell>
          <table:table-cell table:formula="oooc:=[.H122]+2" office:value-type="float" office:value="10">
            <text:p>10</text:p>
          </table:table-cell>
          <table:table-cell table:formula="oooc:=[.I122]+2"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formula="oooc:=[.A124]+1" office:value-type="float" office:value="10">
            <text:p>10</text:p>
          </table:table-cell>
          <table:table-cell table:formula="oooc:=[.B121]+0.2" office:value-type="float" office:value="0.4">
            <text:p>0.40</text:p>
          </table:table-cell>
          <table:table-cell table:formula="oooc:=0.8*h" office:value-type="float" office:value="0.88">
            <text:p>0.88</text:p>
          </table:table-cell>
          <table:table-cell table:formula="oooc:=[.D129]-0.3" office:value-type="float" office:value="-0.3">
            <text:p>-0.30</text:p>
          </table:table-cell>
          <table:table-cell table:style-name="ce11" table:formula="oooc:=[.E124]+1" office:value-type="float" office:value="10">
            <text:p>10</text:p>
          </table:table-cell>
          <table:table-cell office:value-type="string">
            <text:p>f</text:p>
          </table:table-cell>
          <table:table-cell table:formula="oooc:=[.G123]+2" office:value-type="float" office:value="9">
            <text:p>9</text:p>
          </table:table-cell>
          <table:table-cell table:formula="oooc:=[.H123]+2" office:value-type="float" office:value="11">
            <text:p>11</text:p>
          </table:table-cell>
          <table:table-cell table:formula="oooc:=[.I123]+2"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formula="oooc:=[.A125]+1" office:value-type="float" office:value="11">
            <text:p>11</text:p>
          </table:table-cell>
          <table:table-cell table:formula="oooc:=[.B122]+0.2" office:value-type="float" office:value="0.6">
            <text:p>0.60</text:p>
          </table:table-cell>
          <table:table-cell office:value-type="float" office:value="0">
            <text:p>0.00</text:p>
          </table:table-cell>
          <table:table-cell table:formula="oooc:=[.D130]-0.3" office:value-type="float" office:value="-0.3">
            <text:p>-0.30</text:p>
          </table:table-cell>
          <table:table-cell table:style-name="ce11" table:formula="oooc:=[.E125]+1" office:value-type="float" office:value="11">
            <text:p>11</text:p>
          </table:table-cell>
          <table:table-cell office:value-type="string">
            <text:p>f</text:p>
          </table:table-cell>
          <table:table-cell table:formula="oooc:=[.G124]+2" office:value-type="float" office:value="11">
            <text:p>11</text:p>
          </table:table-cell>
          <table:table-cell table:formula="oooc:=[.H124]+2" office:value-type="float" office:value="12">
            <text:p>12</text:p>
          </table:table-cell>
          <table:table-cell table:formula="oooc:=[.I124]+2"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formula="oooc:=[.A126]+1" office:value-type="float" office:value="12">
            <text:p>12</text:p>
          </table:table-cell>
          <table:table-cell table:formula="oooc:=[.B123]+0.2" office:value-type="float" office:value="0.6">
            <text:p>0.60</text:p>
          </table:table-cell>
          <table:table-cell table:formula="oooc:=0.8*h" office:value-type="float" office:value="0.88">
            <text:p>0.88</text:p>
          </table:table-cell>
          <table:table-cell table:formula="oooc:=[.D131]-0.3" office:value-type="float" office:value="-0.3">
            <text:p>-0.30</text:p>
          </table:table-cell>
          <table:table-cell table:style-name="ce11" table:formula="oooc:=[.E126]+1" office:value-type="float" office:value="12">
            <text:p>12</text:p>
          </table:table-cell>
          <table:table-cell office:value-type="string">
            <text:p>f</text:p>
          </table:table-cell>
          <table:table-cell table:formula="oooc:=[.G125]+2" office:value-type="float" office:value="11">
            <text:p>11</text:p>
          </table:table-cell>
          <table:table-cell table:formula="oooc:=[.H125]+2" office:value-type="float" office:value="13">
            <text:p>13</text:p>
          </table:table-cell>
          <table:table-cell table:formula="oooc:=[.I125]+2"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formula="oooc:=[.A127]+1" office:value-type="float" office:value="13">
            <text:p>13</text:p>
          </table:table-cell>
          <table:table-cell table:formula="oooc:=[.B124]+0.2" office:value-type="float" office:value="0.6">
            <text:p>0.60</text:p>
          </table:table-cell>
          <table:table-cell table:number-columns-repeated="2" office:value-type="float" office:value="0">
            <text:p>0.00</text:p>
          </table:table-cell>
          <table:table-cell table:style-name="ce11" table:formula="oooc:=[.E127]+1"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ooc:=[.A128]+1" office:value-type="float" office:value="14">
            <text:p>14</text:p>
          </table:table-cell>
          <table:table-cell table:formula="oooc:=[.B125]+0.2" office:value-type="float" office:value="0.6">
            <text:p>0.60</text:p>
          </table:table-cell>
          <table:table-cell table:formula="oooc:=0.8*h" office:value-type="float" office:value="0.88">
            <text:p>0.88</text:p>
          </table:table-cell>
          <table:table-cell office:value-type="float" office:value="0">
            <text:p>0.00</text:p>
          </table:table-cell>
          <table:table-cell table:style-name="ce11" table:formula="oooc:=[.E128]+1"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formula="oooc:=[.A129]+1" office:value-type="float" office:value="15">
            <text:p>15</text:p>
          </table:table-cell>
          <table:table-cell table:number-columns-repeated="3" office:value-type="float" office:value="0">
            <text:p>0.00</text:p>
          </table:table-cell>
          <table:table-cell table:style-name="ce11" table:formula="oooc:=[.E129]+1"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formula="oooc:=[.A130]+1" office:value-type="float" office:value="16">
            <text:p>16</text:p>
          </table:table-cell>
          <table:table-cell office:value-type="float" office:value="0">
            <text:p>0.00</text:p>
          </table:table-cell>
          <table:table-cell table:formula="oooc:=0.8*h" office:value-type="float" office:value="0.88">
            <text:p>0.88</text:p>
          </table:table-cell>
          <table:table-cell office:value-type="float" office:value="0">
            <text:p>0.00</text:p>
          </table:table-cell>
          <table:table-cell table:style-name="ce11" table:formula="oooc:=[.E130]+1"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11" table:formula="oooc:=[.E131]+1"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11" table:formula="oooc:=[.E132]+1"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11" table:formula="oooc:=[.E133]+1"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11" table:formula="oooc:=[.E134]+1"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7" office:value-type="string">
            <text:p>sub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ooc:=[.A141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ooc:=[.A142]+1"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formula="oooc:=[.A143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formula="oooc:=[.A144]+1" office:value-type="float" office:value="5">
            <text:p>5</text:p>
          </table:table-cell>
          <table:table-cell office:value-type="float" office:value="0.6">
            <text:p>0.60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ooc:=[.A145]+1" office:value-type="float" office:value="6">
            <text:p>6</text:p>
          </table:table-cell>
          <table:table-cell office:value-type="float" office:value="0.6">
            <text:p>0.60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ooc:=[.A146]+1" office:value-type="float" office:value="7">
            <text:p>7</text:p>
          </table:table-cell>
          <table:table-cell office:value-type="float" office:value="0.6">
            <text:p>0.60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ooc:=[.A147]+1" office:value-type="float" office:value="8">
            <text:p>8</text:p>
          </table:table-cell>
          <table:table-cell office:value-type="float" office:value="0.6">
            <text:p>0.60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3" table:default-cell-style-name="ce9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doorS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2" office:value-type="string">
            <text:p>doorW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Default"/>
          <table:table-cell table:number-columns-repeated="4"/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.00</text:p>
          </table:table-cell>
          <table:table-cell table:formula="oooc:=d" office:value-type="float" office:value="0.15">
            <text:p>0.15</text:p>
          </table:table-cell>
          <table:table-cell table:style-name="ce11" office:value-type="float" office:value="1">
            <text:p>1</text:p>
          </table:table-cell>
          <table:table-cell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/>
          <table:table-cell table:formula="oooc:=[.A6]" office:value-type="float" office:value="1">
            <text:p>1</text:p>
          </table:table-cell>
          <table:table-cell table:style-name="ce9" table:formula="oooc:=[.B6]" office:value-type="float" office:value="0">
            <text:p>0.00</text:p>
          </table:table-cell>
          <table:table-cell table:style-name="ce9" table:formula="oooc:=[.D6]" office:value-type="float" office:value="0.15">
            <text:p>0.15</text:p>
          </table:table-cell>
          <table:table-cell table:style-name="ce9" table:formula="oooc:=[.C6]" office:value-type="float" office:value="0">
            <text:p>0.00</text:p>
          </table:table-cell>
        </table:table-row>
        <table:table-row table:style-name="ro1">
          <table:table-cell table:formula="oooc:=[.A6]+1" office:value-type="float" office:value="2">
            <text:p>2</text:p>
          </table:table-cell>
          <table:table-cell table:formula="oooc:=2*h"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ooc:=d" office:value-type="float" office:value="0.15">
            <text:p>0.15</text:p>
          </table:table-cell>
          <table:table-cell table:style-name="ce11" table:formula="oooc:=[.E6]+1" office:value-type="float" office:value="2">
            <text:p>2</text:p>
          </table:table-cell>
          <table:table-cell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/>
          <table:table-cell table:formula="oooc:=[.A7]" office:value-type="float" office:value="2">
            <text:p>2</text:p>
          </table:table-cell>
          <table:table-cell table:style-name="ce9" table:formula="oooc:=[.B7]" office:value-type="float" office:value="2.2">
            <text:p>2.20</text:p>
          </table:table-cell>
          <table:table-cell table:style-name="ce9" table:formula="oooc:=[.D7]" office:value-type="float" office:value="0.15">
            <text:p>0.15</text:p>
          </table:table-cell>
          <table:table-cell table:style-name="ce9" table:formula="oooc:=[.C7]" office:value-type="float" office:value="0">
            <text:p>0.00</text:p>
          </table:table-cell>
        </table:table-row>
        <table:table-row table:style-name="ro1">
          <table:table-cell table:formula="oooc:=[.A7]+1" office:value-type="float" office:value="3">
            <text:p>3</text:p>
          </table:table-cell>
          <table:table-cell table:formula="oooc:=2*h" office:value-type="float" office:value="2.2">
            <text:p>2.20</text:p>
          </table:table-cell>
          <table:table-cell table:formula="oooc:=0.8*h" office:value-type="float" office:value="0.88">
            <text:p>0.88</text:p>
          </table:table-cell>
          <table:table-cell table:formula="oooc:=d" office:value-type="float" office:value="0.15">
            <text:p>0.15</text:p>
          </table:table-cell>
          <table:table-cell table:style-name="ce11" table:formula="oooc:=[.E7]+1" office:value-type="float" office:value="3">
            <text:p>3</text:p>
          </table:table-cell>
          <table:table-cell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/>
          <table:table-cell table:formula="oooc:=[.A8]" office:value-type="float" office:value="3">
            <text:p>3</text:p>
          </table:table-cell>
          <table:table-cell table:style-name="ce9" table:formula="oooc:=[.B8]" office:value-type="float" office:value="2.2">
            <text:p>2.20</text:p>
          </table:table-cell>
          <table:table-cell table:style-name="ce9" table:formula="oooc:=[.D8]" office:value-type="float" office:value="0.15">
            <text:p>0.15</text:p>
          </table:table-cell>
          <table:table-cell table:style-name="ce9" table:formula="oooc:=[.C8]" office:value-type="float" office:value="0.88">
            <text:p>0.88</text:p>
          </table:table-cell>
        </table:table-row>
        <table:table-row table:style-name="ro1">
          <table:table-cell table:formula="oooc:=[.A8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0.8*h" office:value-type="float" office:value="0.88">
            <text:p>0.88</text:p>
          </table:table-cell>
          <table:table-cell table:formula="oooc:=d" office:value-type="float" office:value="0.15">
            <text:p>0.15</text:p>
          </table:table-cell>
          <table:table-cell table:style-name="ce11" table:formula="oooc:=[.E8]+1"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/>
          <table:table-cell table:formula="oooc:=[.A9]" office:value-type="float" office:value="4">
            <text:p>4</text:p>
          </table:table-cell>
          <table:table-cell table:style-name="ce9" table:formula="oooc:=[.B9]" office:value-type="float" office:value="0">
            <text:p>0.00</text:p>
          </table:table-cell>
          <table:table-cell table:style-name="ce9" table:formula="oooc:=[.D9]" office:value-type="float" office:value="0.15">
            <text:p>0.15</text:p>
          </table:table-cell>
          <table:table-cell table:style-name="ce9" table:formula="oooc:=[.C9]" office:value-type="float" office:value="0.88">
            <text:p>0.88</text:p>
          </table:table-cell>
        </table:table-row>
        <table:table-row table:style-name="ro1">
          <table:table-cell table:formula="oooc:=[.A9]+1" office:value-type="float" office:value="5">
            <text:p>5</text:p>
          </table:table-cell>
          <table:table-cell table:number-columns-repeated="3" office:value-type="float" office:value="0">
            <text:p>0.00</text:p>
          </table:table-cell>
          <table:table-cell table:style-name="ce11" table:formula="oooc:=[.E9]+1" office:value-type="float" office:value="5">
            <text:p>5</text:p>
          </table:table-cell>
          <table:table-cell office:value-type="string">
            <text:p>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/>
          <table:table-cell table:formula="oooc:=[.A10]" office:value-type="float" office:value="5">
            <text:p>5</text:p>
          </table:table-cell>
          <table:table-cell table:style-name="ce9" table:formula="oooc:=[.B10]" office:value-type="float" office:value="0">
            <text:p>0.00</text:p>
          </table:table-cell>
          <table:table-cell table:style-name="ce9" table:formula="oooc:=[.D10]" office:value-type="float" office:value="0">
            <text:p>0.00</text:p>
          </table:table-cell>
          <table:table-cell table:style-name="ce9" table:formula="oooc:=[.C10]" office:value-type="float" office:value="0">
            <text:p>0.00</text:p>
          </table:table-cell>
        </table:table-row>
        <table:table-row table:style-name="ro1">
          <table:table-cell table:formula="oooc:=[.A10]+1" office:value-type="float" office:value="6">
            <text:p>6</text:p>
          </table:table-cell>
          <table:table-cell table:formula="oooc:=2*h" office:value-type="float" office:value="2.2">
            <text:p>2.20</text:p>
          </table:table-cell>
          <table:table-cell table:number-columns-repeated="2" office:value-type="float" office:value="0">
            <text:p>0.00</text:p>
          </table:table-cell>
          <table:table-cell table:style-name="ce11" table:formula="oooc:=[.E10]+1" office:value-type="float" office:value="6">
            <text:p>6</text:p>
          </table:table-cell>
          <table:table-cell office:value-type="string">
            <text:p>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/>
          <table:table-cell table:formula="oooc:=[.A11]" office:value-type="float" office:value="6">
            <text:p>6</text:p>
          </table:table-cell>
          <table:table-cell table:style-name="ce9" table:formula="oooc:=[.B11]" office:value-type="float" office:value="2.2">
            <text:p>2.20</text:p>
          </table:table-cell>
          <table:table-cell table:style-name="ce9" table:formula="oooc:=[.D11]" office:value-type="float" office:value="0">
            <text:p>0.00</text:p>
          </table:table-cell>
          <table:table-cell table:style-name="ce9" table:formula="oooc:=[.C11]" office:value-type="float" office:value="0">
            <text:p>0.00</text:p>
          </table:table-cell>
        </table:table-row>
        <table:table-row table:style-name="ro1">
          <table:table-cell table:formula="oooc:=[.A11]+1" office:value-type="float" office:value="7">
            <text:p>7</text:p>
          </table:table-cell>
          <table:table-cell table:formula="oooc:=2*h" office:value-type="float" office:value="2.2">
            <text:p>2.20</text:p>
          </table:table-cell>
          <table:table-cell table:formula="oooc:=0.8*h" office:value-type="float" office:value="0.88">
            <text:p>0.88</text:p>
          </table:table-cell>
          <table:table-cell office:value-type="float" office:value="0">
            <text:p>0.00</text:p>
          </table:table-cell>
          <table:table-cell table:style-name="ce11" table:formula="oooc:=[.E11]+1" office:value-type="float" office:value="7">
            <text:p>7</text:p>
          </table:table-cell>
          <table:table-cell office:value-type="string">
            <text:p>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/>
          <table:table-cell table:formula="oooc:=[.A12]" office:value-type="float" office:value="7">
            <text:p>7</text:p>
          </table:table-cell>
          <table:table-cell table:style-name="ce9" table:formula="oooc:=[.B12]" office:value-type="float" office:value="2.2">
            <text:p>2.20</text:p>
          </table:table-cell>
          <table:table-cell table:style-name="ce9" table:formula="oooc:=[.D12]" office:value-type="float" office:value="0">
            <text:p>0.00</text:p>
          </table:table-cell>
          <table:table-cell table:style-name="ce9" table:formula="oooc:=[.C12]" office:value-type="float" office:value="0.88">
            <text:p>0.88</text:p>
          </table:table-cell>
        </table:table-row>
        <table:table-row table:style-name="ro1">
          <table:table-cell table:formula="oooc:=[.A12]+1"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ooc:=0.8*h" office:value-type="float" office:value="0.88">
            <text:p>0.88</text:p>
          </table:table-cell>
          <table:table-cell office:value-type="float" office:value="0">
            <text:p>0.00</text:p>
          </table:table-cell>
          <table:table-cell table:style-name="ce11" table:formula="oooc:=[.E12]+1" office:value-type="float" office:value="8">
            <text:p>8</text:p>
          </table:table-cell>
          <table:table-cell office:value-type="string">
            <text:p>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2" office:value-type="string">
            <text:p>wall</text:p>
          </table:table-cell>
          <table:table-cell table:formula="oooc:=[.A13]" office:value-type="float" office:value="8">
            <text:p>8</text:p>
          </table:table-cell>
          <table:table-cell table:style-name="ce9" table:formula="oooc:=[.B13]" office:value-type="float" office:value="0">
            <text:p>0.00</text:p>
          </table:table-cell>
          <table:table-cell table:style-name="ce9" table:formula="oooc:=[.D13]" office:value-type="float" office:value="0">
            <text:p>0.00</text:p>
          </table:table-cell>
          <table:table-cell table:style-name="ce9" table:formula="oooc:=[.C13]" office:value-type="float" office:value="0.88">
            <text:p>0.88</text:p>
          </table:table-cell>
        </table:table-row>
        <table:table-row table:style-name="ro1">
          <table:table-cell table:formula="oooc:=[.A13]+1" office:value-type="float" office:value="9">
            <text:p>9</text:p>
          </table:table-cell>
          <table:table-cell table:formula="oooc:=h" office:value-type="float" office:value="1.1">
            <text:p>1.10</text:p>
          </table:table-cell>
          <table:table-cell table:formula="oooc:=t" office:value-type="float" office:value="0.1">
            <text:p>0.10</text:p>
          </table:table-cell>
          <table:table-cell table:formula="oooc:=d" office:value-type="float" office:value="0.15">
            <text:p>0.15</text:p>
          </table:table-cell>
          <table:table-cell table:style-name="ce11" table:formula="oooc:=[.E13]+1"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table:formula="oooc:=[.A14]" office:value-type="float" office:value="9">
            <text:p>9</text:p>
          </table:table-cell>
          <table:table-cell table:style-name="ce9" table:formula="oooc:=[.B14]" office:value-type="float" office:value="1.1">
            <text:p>1.10</text:p>
          </table:table-cell>
          <table:table-cell table:style-name="ce9" table:formula="oooc:=[.D14]" office:value-type="float" office:value="0.15">
            <text:p>0.15</text:p>
          </table:table-cell>
          <table:table-cell table:style-name="ce9" table:formula="oooc:=[.C14]" office:value-type="float" office:value="0.1">
            <text:p>0.10</text:p>
          </table:table-cell>
        </table:table-row>
        <table:table-row table:style-name="ro1">
          <table:table-cell table:formula="oooc:=[.A14]+1" office:value-type="float" office:value="10">
            <text:p>10</text:p>
          </table:table-cell>
          <table:table-cell table:formula="oooc:=2*h-t" office:value-type="float" office:value="2.1">
            <text:p>2.10</text:p>
          </table:table-cell>
          <table:table-cell table:formula="oooc:=t" office:value-type="float" office:value="0.1">
            <text:p>0.10</text:p>
          </table:table-cell>
          <table:table-cell table:formula="oooc:=d" office:value-type="float" office:value="0.15">
            <text:p>0.15</text:p>
          </table:table-cell>
          <table:table-cell table:style-name="ce11" table:formula="oooc:=[.E14]+1"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ooc:=[.A15]" office:value-type="float" office:value="10">
            <text:p>10</text:p>
          </table:table-cell>
          <table:table-cell table:style-name="ce9" table:formula="oooc:=[.B15]" office:value-type="float" office:value="2.1">
            <text:p>2.10</text:p>
          </table:table-cell>
          <table:table-cell table:style-name="ce9" table:formula="oooc:=[.D15]" office:value-type="float" office:value="0.15">
            <text:p>0.15</text:p>
          </table:table-cell>
          <table:table-cell table:style-name="ce9" table:formula="oooc:=[.C15]" office:value-type="float" office:value="0.1">
            <text:p>0.10</text:p>
          </table:table-cell>
        </table:table-row>
        <table:table-row table:style-name="ro1">
          <table:table-cell table:formula="oooc:=[.A15]+1" office:value-type="float" office:value="11">
            <text:p>11</text:p>
          </table:table-cell>
          <table:table-cell table:formula="oooc:=2*h-t" office:value-type="float" office:value="2.1">
            <text:p>2.10</text:p>
          </table:table-cell>
          <table:table-cell table:formula="oooc:=0.8*h-t" office:value-type="float" office:value="0.78">
            <text:p>0.78</text:p>
          </table:table-cell>
          <table:table-cell table:formula="oooc:=d" office:value-type="float" office:value="0.15">
            <text:p>0.15</text:p>
          </table:table-cell>
          <table:table-cell table:style-name="ce11" table:formula="oooc:=[.E15]+1" office:value-type="float" office:value="11">
            <text:p>1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ooc:=[.A16]" office:value-type="float" office:value="11">
            <text:p>11</text:p>
          </table:table-cell>
          <table:table-cell table:style-name="ce9" table:formula="oooc:=[.B16]" office:value-type="float" office:value="2.1">
            <text:p>2.10</text:p>
          </table:table-cell>
          <table:table-cell table:style-name="ce9" table:formula="oooc:=[.D16]" office:value-type="float" office:value="0.15">
            <text:p>0.15</text:p>
          </table:table-cell>
          <table:table-cell table:style-name="ce9" table:formula="oooc:=[.C16]" office:value-type="float" office:value="0.78">
            <text:p>0.78</text:p>
          </table:table-cell>
        </table:table-row>
        <table:table-row table:style-name="ro1">
          <table:table-cell table:formula="oooc:=[.A16]+1" office:value-type="float" office:value="12">
            <text:p>12</text:p>
          </table:table-cell>
          <table:table-cell table:formula="oooc:=h" office:value-type="float" office:value="1.1">
            <text:p>1.10</text:p>
          </table:table-cell>
          <table:table-cell table:formula="oooc:=0.8*h-t" office:value-type="float" office:value="0.78">
            <text:p>0.78</text:p>
          </table:table-cell>
          <table:table-cell table:formula="oooc:=d" office:value-type="float" office:value="0.15">
            <text:p>0.15</text:p>
          </table:table-cell>
          <table:table-cell table:style-name="ce11" table:formula="oooc:=[.E16]+1"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ooc:=[.A17]" office:value-type="float" office:value="12">
            <text:p>12</text:p>
          </table:table-cell>
          <table:table-cell table:style-name="ce9" table:formula="oooc:=[.B17]" office:value-type="float" office:value="1.1">
            <text:p>1.10</text:p>
          </table:table-cell>
          <table:table-cell table:style-name="ce9" table:formula="oooc:=[.D17]" office:value-type="float" office:value="0.15">
            <text:p>0.15</text:p>
          </table:table-cell>
          <table:table-cell table:style-name="ce9" table:formula="oooc:=[.C17]" office:value-type="float" office:value="0.78">
            <text:p>0.78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1" table:formula="oooc:=[.E17]+1"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1" table:formula="oooc:=[.E18]+1"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1" table:formula="oooc:=[.E19]+1"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1" table:formula="oooc:=[.E20]+1"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2" office:value-type="string">
            <text:p>fram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11" table:formula="oooc:=[.E21]+1"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1" table:formula="oooc:=[.E22]+1"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2" office:value-type="string">
            <text:p>glas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>
            <text:p>house2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" table:formula="oooc:=[.A29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" table:formula="oooc:=[.A30]+1"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1" table:formula="oooc:=[.A31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1" table:formula="oooc:=[.A32]+1" office:value-type="float" office:value="5">
            <text:p>5</text:p>
          </table:table-cell>
          <table:table-cell table:formula="oooc:=2.5*h" office:value-type="float" office:value="2.75">
            <text:p>2.75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1" table:formula="oooc:=[.A33]+1" office:value-type="float" office:value="6">
            <text:p>6</text:p>
          </table:table-cell>
          <table:table-cell table:formula="oooc:=2.5*h" office:value-type="float" office:value="2.75">
            <text:p>2.75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1" table:formula="oooc:=[.A34]+1" office:value-type="float" office:value="7">
            <text:p>7</text:p>
          </table:table-cell>
          <table:table-cell table:formula="oooc:=2.5*h" office:value-type="float" office:value="2.75">
            <text:p>2.75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" table:formula="oooc:=[.A35]+1" office:value-type="float" office:value="8">
            <text:p>8</text:p>
          </table:table-cell>
          <table:table-cell table:formula="oooc:=2.5*h" office:value-type="float" office:value="2.75">
            <text:p>2.75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3" table:formula="oooc:=[.A36]+1" office:value-type="float" office:value="9">
            <text:p>9</text:p>
          </table:table-cell>
          <table:table-cell office:value-type="float" office:value="0">
            <text:p>0.00</text:p>
          </table:table-cell>
          <table:table-cell table:formula="oooc:=-l-0.4*h" office:value-type="float" office:value="-2.44">
            <text:p>-2.44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13" table:formula="oooc:=[.A37]+1" office:value-type="float" office:value="10">
            <text:p>10</text:p>
          </table:table-cell>
          <table:table-cell office:value-type="float" office:value="0">
            <text:p>0.00</text:p>
          </table:table-cell>
          <table:table-cell table:formula="oooc:=-l+0.4*h" office:value-type="float" office:value="-1.56">
            <text:p>-1.56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13" table:formula="oooc:=[.A38]+1" office:value-type="float" office:value="11">
            <text:p>11</text:p>
          </table:table-cell>
          <table:table-cell table:formula="oooc:=2*h" office:value-type="float" office:value="2.2">
            <text:p>2.20</text:p>
          </table:table-cell>
          <table:table-cell table:formula="oooc:=-l+0.4*h" office:value-type="float" office:value="-1.56">
            <text:p>-1.56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13" table:formula="oooc:=[.A39]+1" office:value-type="float" office:value="12">
            <text:p>12</text:p>
          </table:table-cell>
          <table:table-cell table:formula="oooc:=2*h" office:value-type="float" office:value="2.2">
            <text:p>2.20</text:p>
          </table:table-cell>
          <table:table-cell table:formula="oooc:=-l-0.4*h" office:value-type="float" office:value="-2.44">
            <text:p>-2.44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1" table:formula="oooc:=[.A40]+1" office:value-type="float" office:value="13">
            <text:p>13</text:p>
          </table:table-cell>
          <table:table-cell table:formula="oooc:=h" office:value-type="float" office:value="1.1">
            <text:p>1.10</text:p>
          </table:table-cell>
          <table:table-cell table:formula="oooc:=0.5*l" office:value-type="float" office:value="1">
            <text:p>1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1" table:formula="oooc:=[.A41]+1" office:value-type="float" office:value="14">
            <text:p>14</text:p>
          </table:table-cell>
          <table:table-cell table:formula="oooc:=h" office:value-type="float" office:value="1.1">
            <text:p>1.10</text:p>
          </table:table-cell>
          <table:table-cell table:formula="oooc:=1.5*l" office:value-type="float" office:value="3">
            <text:p>3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1" table:formula="oooc:=[.A42]+1" office:value-type="float" office:value="15">
            <text:p>15</text:p>
          </table:table-cell>
          <table:table-cell table:formula="oooc:=2*h" office:value-type="float" office:value="2.2">
            <text:p>2.20</text:p>
          </table:table-cell>
          <table:table-cell table:formula="oooc:=1.5*l" office:value-type="float" office:value="3">
            <text:p>3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1" table:formula="oooc:=[.A43]+1" office:value-type="float" office:value="16">
            <text:p>16</text:p>
          </table:table-cell>
          <table:table-cell table:formula="oooc:=2*h" office:value-type="float" office:value="2.2">
            <text:p>2.20</text:p>
          </table:table-cell>
          <table:table-cell table:formula="oooc:=0.5*l" office:value-type="float" office:value="1">
            <text:p>1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1" table:formula="oooc:=[.A44]+1" office:value-type="float" office:value="17">
            <text:p>17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1" table:formula="oooc:=[.A45]+1" office:value-type="float" office:value="18">
            <text:p>18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1" table:formula="oooc:=[.A46]+1" office:value-type="float" office:value="19">
            <text:p>19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1" table:formula="oooc:=[.A47]+1" office:value-type="float" office:value="20">
            <text:p>20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1" table:formula="oooc:=[.A48]+1" office:value-type="float" office:value="21">
            <text:p>21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table:formula="oooc:=([.G39]+1)*(IF([.G39]&lt;9))+([.G39]+8)*(IF([.G39]&gt;=9))" office:value-type="float" office:value="3">
            <text:p>3</text:p>
          </table:table-cell>
          <table:table-cell table:formula="oooc:=([.H39]+1)*(IF([.H39]&lt;9))+([.H39]+8)*(IF([.H39]&gt;=9))" office:value-type="float" office:value="4">
            <text:p>4</text:p>
          </table:table-cell>
          <table:table-cell table:formula="oooc:=([.I39]+1)*(IF([.I39]&lt;9))+([.I39]+8)*(IF([.I39]&gt;=9))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1" table:formula="oooc:=[.A49]+1" office:value-type="float" office:value="22">
            <text:p>22</text:p>
          </table:table-cell>
          <table:table-cell table:formula="oooc:=h" office:value-type="float" office:value="1.1">
            <text:p>1.10</text:p>
          </table:table-cell>
          <table:table-cell table:formula="oooc:=2*l" office:value-type="float" office:value="4">
            <text:p>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table:formula="oooc:=([.G40]+1)*(IF([.G40]&lt;9))+([.G40]+8)*(IF([.G40]&gt;=9))" office:value-type="float" office:value="3">
            <text:p>3</text:p>
          </table:table-cell>
          <table:table-cell table:formula="oooc:=([.H40]+1)*(IF([.H40]&lt;9))+([.H40]+8)*(IF([.H40]&gt;=9))" office:value-type="float" office:value="25">
            <text:p>25</text:p>
          </table:table-cell>
          <table:table-cell table:formula="oooc:=([.I40]+1)*(IF([.I40]&lt;9))+([.I40]+8)*(IF([.I40]&gt;=9))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1" table:formula="oooc:=[.A50]+1" office:value-type="float" office:value="23">
            <text:p>23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table:formula="oooc:=([.G41]+1)*(IF([.G41]&lt;9))+([.G41]+8)*(IF([.G41]&gt;=9))" office:value-type="float" office:value="4">
            <text:p>4</text:p>
          </table:table-cell>
          <table:table-cell table:formula="oooc:=([.H41]+1)*(IF([.H41]&lt;9))+([.H41]+8)*(IF([.H41]&gt;=9))" office:value-type="float" office:value="8">
            <text:p>8</text:p>
          </table:table-cell>
          <table:table-cell table:formula="oooc:=([.I41]+1)*(IF([.I41]&lt;9))+([.I41]+8)*(IF([.I41]&gt;=9))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1" table:formula="oooc:=[.A51]+1" office:value-type="float" office:value="24">
            <text:p>24</text:p>
          </table:table-cell>
          <table:table-cell table:formula="oooc:=2*h" office:value-type="float" office:value="2.2">
            <text:p>2.20</text:p>
          </table:table-cell>
          <table:table-cell table:formula="oooc:=2*l" office:value-type="float" office:value="4">
            <text:p>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table:formula="oooc:=([.G42]+1)*(IF([.G42]&lt;9))+([.G42]+8)*(IF([.G42]&gt;=9))" office:value-type="float" office:value="4">
            <text:p>4</text:p>
          </table:table-cell>
          <table:table-cell table:formula="oooc:=([.H42]+1)*(IF([.H42]&lt;9))+([.H42]+8)*(IF([.H42]&gt;=9))" office:value-type="float" office:value="30">
            <text:p>30</text:p>
          </table:table-cell>
          <table:table-cell table:formula="oooc:=([.I42]+1)*(IF([.I42]&lt;9))+([.I42]+8)*(IF([.I42]&gt;=9))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1" table:formula="oooc:=[.A52]+1" office:value-type="float" office:value="25">
            <text:p>25</text:p>
          </table:table-cell>
          <table:table-cell table:formula="oooc:=h" office:value-type="float" office:value="1.1">
            <text:p>1.10</text:p>
          </table:table-cell>
          <table:table-cell table:formula="oooc:=1.5*l" office:value-type="float" office:value="3">
            <text:p>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43]+1)*(IF([.G43]&lt;9))+([.G43]+8)*(IF([.G43]&gt;=9))" office:value-type="float" office:value="7">
            <text:p>7</text:p>
          </table:table-cell>
          <table:table-cell table:formula="oooc:=([.H43]+1)*(IF([.H43]&lt;9))+([.H43]+8)*(IF([.H43]&gt;=9))" office:value-type="float" office:value="8">
            <text:p>8</text:p>
          </table:table-cell>
          <table:table-cell table:formula="oooc:=([.I43]+1)*(IF([.I43]&lt;9))+([.I43]+8)*(IF([.I43]&gt;=9))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1" table:formula="oooc:=[.A53]+1" office:value-type="float" office:value="26">
            <text:p>26</text:p>
          </table:table-cell>
          <table:table-cell table:formula="oooc:=h" office:value-type="float" office:value="1.1">
            <text:p>1.10</text:p>
          </table:table-cell>
          <table:table-cell table:formula="oooc:=0.5*l" office:value-type="float" office:value="1">
            <text:p>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44]+1)*(IF([.G44]&lt;9))+([.G44]+8)*(IF([.G44]&gt;=9))" office:value-type="float" office:value="7">
            <text:p>7</text:p>
          </table:table-cell>
          <table:table-cell table:formula="oooc:=([.H44]+1)*(IF([.H44]&lt;9))+([.H44]+8)*(IF([.H44]&gt;=9))" office:value-type="float" office:value="28">
            <text:p>28</text:p>
          </table:table-cell>
          <table:table-cell table:formula="oooc:=([.I44]+1)*(IF([.I44]&lt;9))+([.I44]+8)*(IF([.I44]&gt;=9))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1" table:formula="oooc:=[.A54]+1" office:value-type="float" office:value="27">
            <text:p>27</text:p>
          </table:table-cell>
          <table:table-cell table:formula="oooc:=2*h" office:value-type="float" office:value="2.2">
            <text:p>2.20</text:p>
          </table:table-cell>
          <table:table-cell table:formula="oooc:=0.5*l" office:value-type="float" office:value="1">
            <text:p>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45]+1)*(IF([.G45]&lt;9))+([.G45]+8)*(IF([.G45]&gt;=9))" office:value-type="float" office:value="3">
            <text:p>3</text:p>
          </table:table-cell>
          <table:table-cell table:formula="oooc:=([.H45]+1)*(IF([.H45]&lt;9))+([.H45]+8)*(IF([.H45]&gt;=9))" office:value-type="float" office:value="7">
            <text:p>7</text:p>
          </table:table-cell>
          <table:table-cell table:formula="oooc:=([.I45]+1)*(IF([.I45]&lt;9))+([.I45]+8)*(IF([.I45]&gt;=9))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table:formula="oooc:=[.A55]+1" office:value-type="float" office:value="28">
            <text:p>28</text:p>
          </table:table-cell>
          <table:table-cell table:formula="oooc:=2*h" office:value-type="float" office:value="2.2">
            <text:p>2.20</text:p>
          </table:table-cell>
          <table:table-cell table:formula="oooc:=1.5*l" office:value-type="float" office:value="3">
            <text:p>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46]+1)*(IF([.G46]&lt;9))+([.G46]+8)*(IF([.G46]&gt;=9))" office:value-type="float" office:value="3">
            <text:p>3</text:p>
          </table:table-cell>
          <table:table-cell table:formula="oooc:=([.H46]+1)*(IF([.H46]&lt;9))+([.H46]+8)*(IF([.H46]&gt;=9))" office:value-type="float" office:value="25">
            <text:p>25</text:p>
          </table:table-cell>
          <table:table-cell table:formula="oooc:=([.I46]+1)*(IF([.I46]&lt;9))+([.I46]+8)*(IF([.I46]&gt;=9))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table:formula="oooc:=[.A56]+1" office:value-type="float" office:value="29">
            <text:p>29</text:p>
          </table:table-cell>
          <table:table-cell table:formula="oooc:=h" office:value-type="float" office:value="1.1">
            <text:p>1.10</text:p>
          </table:table-cell>
          <table:table-cell table:formula="oooc:=-0.5*l" office:value-type="float" office:value="-1">
            <text:p>-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47]+1)*(IF([.G47]&lt;9))+([.G47]+8)*(IF([.G47]&gt;=9))" office:value-type="float" office:value="26">
            <text:p>26</text:p>
          </table:table-cell>
          <table:table-cell table:formula="oooc:=([.H47]+1)*(IF([.H47]&lt;9))+([.H47]+8)*(IF([.H47]&gt;=9))" office:value-type="float" office:value="27">
            <text:p>27</text:p>
          </table:table-cell>
          <table:table-cell table:formula="oooc:=([.I47]+1)*(IF([.I47]&lt;9))+([.I47]+8)*(IF([.I47]&gt;=9))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1" table:formula="oooc:=[.A57]+1" office:value-type="float" office:value="30">
            <text:p>30</text:p>
          </table:table-cell>
          <table:table-cell table:formula="oooc:=h" office:value-type="float" office:value="1.1">
            <text:p>1.10</text:p>
          </table:table-cell>
          <table:table-cell table:formula="oooc:=-1.5*l" office:value-type="float" office:value="-3">
            <text:p>-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table:formula="oooc:=([.G48]+1)*(IF([.G48]&lt;9))+([.G48]+8)*(IF([.G48]&gt;=9))" office:value-type="float" office:value="26">
            <text:p>26</text:p>
          </table:table-cell>
          <table:table-cell table:formula="oooc:=([.H48]+1)*(IF([.H48]&lt;9))+([.H48]+8)*(IF([.H48]&gt;=9))" office:value-type="float" office:value="29">
            <text:p>29</text:p>
          </table:table-cell>
          <table:table-cell table:formula="oooc:=([.I48]+1)*(IF([.I48]&lt;9))+([.I48]+8)*(IF([.I48]&gt;=9))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1" table:formula="oooc:=[.A58]+1" office:value-type="float" office:value="31">
            <text:p>31</text:p>
          </table:table-cell>
          <table:table-cell table:formula="oooc:=2*h" office:value-type="float" office:value="2.2">
            <text:p>2.20</text:p>
          </table:table-cell>
          <table:table-cell table:formula="oooc:=-1.5*l" office:value-type="float" office:value="-3">
            <text:p>-3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1" table:formula="oooc:=[.A59]+1" office:value-type="float" office:value="32">
            <text:p>32</text:p>
          </table:table-cell>
          <table:table-cell table:formula="oooc:=2*h" office:value-type="float" office:value="2.2">
            <text:p>2.20</text:p>
          </table:table-cell>
          <table:table-cell table:formula="oooc:=-0.5*l" office:value-type="float" office:value="-1">
            <text:p>-1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1" table:formula="oooc:=[.A60]+1" office:value-type="float" office:value="33">
            <text:p>33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1" table:formula="oooc:=[.A61]+1" office:value-type="float" office:value="34">
            <text:p>34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1" table:formula="oooc:=[.A62]+1" office:value-type="float" office:value="35">
            <text:p>35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-1.5*l" office:value-type="float" office:value="-3">
            <text:p>-3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1" table:formula="oooc:=[.A63]+1" office:value-type="float" office:value="36">
            <text:p>36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-0.5*l" office:value-type="float" office:value="-1">
            <text:p>-1.0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1" table:formula="oooc:=[.A64]+1" office:value-type="float" office:value="37">
            <text:p>37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1" table:formula="oooc:=[.A65]+1" office:value-type="float" office:value="38">
            <text:p>38</text:p>
          </table:table-cell>
          <table:table-cell table:formula="oooc:=h" office:value-type="float" office:value="1.1">
            <text:p>1.10</text:p>
          </table:table-cell>
          <table:table-cell table:formula="oooc:=-2*l" office:value-type="float" office:value="-4">
            <text:p>-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1" table:formula="oooc:=[.A66]+1" office:value-type="float" office:value="39">
            <text:p>39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0.5*l" office:value-type="float" office:value="1">
            <text:p>1.00</text:p>
          </table:table-cell>
          <table:table-cell/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1" table:formula="oooc:=[.A67]+1" office:value-type="float" office:value="40">
            <text:p>40</text:p>
          </table:table-cell>
          <table:table-cell table:formula="oooc:=2*h" office:value-type="float" office:value="2.2">
            <text:p>2.20</text:p>
          </table:table-cell>
          <table:table-cell table:formula="oooc:=-2*l" office:value-type="float" office:value="-4">
            <text:p>-4.00</text:p>
          </table:table-cell>
          <table:table-cell table:formula="oooc:=1.5*l" office:value-type="float" office:value="3">
            <text:p>3.00</text:p>
          </table:table-cell>
          <table:table-cell/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4" office:value-type="string">
            <text:p>roof1</text:p>
          </table:table-cell>
          <table:table-cell table:style-name="ce1" office:value-type="string">
            <text:p>hr = </text:p>
          </table:table-cell>
          <table:table-cell office:value-type="float" office:value="5">
            <text:p>5.00</text:p>
          </table:table-cell>
          <table:table-cell table:style-name="ce1" office:value-type="string">
            <text:p>e = </text:p>
          </table:table-cell>
          <table:table-cell table:style-name="ce9" office:value-type="float" office:value="0.25">
            <text:p>0.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ooc:=hr" office:value-type="float" office:value="5">
            <text:p>5.00</text:p>
          </table:table-cell>
          <table:table-cell table:number-columns-repeated="2" office:value-type="float" office:value="0">
            <text:p>0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ooc:=[.A74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formula="oooc:=[.A75]+1"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-2*l" office:value-type="float" office:value="-4">
            <text:p>-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formula="oooc:=[.A76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2*l" office:value-type="float" office:value="4">
            <text:p>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formula="oooc:=[.A77]+1" office:value-type="float" office:value="5">
            <text:p>5</text:p>
          </table:table-cell>
          <table:table-cell office:value-type="float" office:value="0">
            <text:p>0.00</text:p>
          </table:table-cell>
          <table:table-cell table:formula="oooc:=-2*l" office:value-type="float" office:value="-4">
            <text:p>-4.00</text:p>
          </table:table-cell>
          <table:table-cell table:formula="oooc:=2*l" office:value-type="float" office:value="4">
            <text:p>4.0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formula="oooc:=[.A78]+1" office:value-type="float" office:value="6">
            <text:p>6</text:p>
          </table:table-cell>
          <table:table-cell table:formula="oooc:=-e*hr/(2*l)" office:value-type="float" office:value="-0.3125">
            <text:p>-0.31</text:p>
          </table:table-cell>
          <table:table-cell table:formula="oooc:=-2*l-e" office:value-type="float" office:value="-4.25">
            <text:p>-4.25</text:p>
          </table:table-cell>
          <table:table-cell table:formula="oooc:=-2*l-e" office:value-type="float" office:value="-4.25">
            <text:p>-4.25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formula="oooc:=[.A79]+1" office:value-type="float" office:value="7">
            <text:p>7</text:p>
          </table:table-cell>
          <table:table-cell table:formula="oooc:=-e*hr/(2*l)" office:value-type="float" office:value="-0.3125">
            <text:p>-0.31</text:p>
          </table:table-cell>
          <table:table-cell table:formula="oooc:=2*l+e" office:value-type="float" office:value="4.25">
            <text:p>4.25</text:p>
          </table:table-cell>
          <table:table-cell table:formula="oooc:=-2*l-e" office:value-type="float" office:value="-4.25">
            <text:p>-4.25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80]+1" office:value-type="float" office:value="8">
            <text:p>8</text:p>
          </table:table-cell>
          <table:table-cell table:formula="oooc:=-e*hr/(2*l)" office:value-type="float" office:value="-0.3125">
            <text:p>-0.31</text:p>
          </table:table-cell>
          <table:table-cell table:formula="oooc:=2*l+e" office:value-type="float" office:value="4.25">
            <text:p>4.25</text:p>
          </table:table-cell>
          <table:table-cell table:formula="oooc:=2*l+e" office:value-type="float" office:value="4.25">
            <text:p>4.25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81]+1" office:value-type="float" office:value="9">
            <text:p>9</text:p>
          </table:table-cell>
          <table:table-cell table:formula="oooc:=-e*hr/(2*l)" office:value-type="float" office:value="-0.3125">
            <text:p>-0.31</text:p>
          </table:table-cell>
          <table:table-cell table:formula="oooc:=-2*l-e" office:value-type="float" office:value="-4.25">
            <text:p>-4.25</text:p>
          </table:table-cell>
          <table:table-cell table:formula="oooc:=2*l+e" office:value-type="float" office:value="4.25">
            <text:p>4.25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5" office:value-type="string">
            <text:p>oldhouse</text:p>
          </table:table-cell>
          <table:table-cell table:style-name="ce1" office:value-type="string">
            <text:p>wh = </text:p>
          </table:table-cell>
          <table:table-cell table:style-name="ce8" office:value-type="float" office:value="4">
            <text:p>4.00</text:p>
          </table:table-cell>
          <table:table-cell table:style-name="ce1" office:value-type="string">
            <text:p>lh = </text:p>
          </table:table-cell>
          <table:table-cell table:style-name="ce8" office:value-type="float" office:value="7">
            <text:p>7.00</text:p>
          </table:table-cell>
          <table:table-cell table:style-name="ce1" office:value-type="string">
            <text:p>hh = </text:p>
          </table:table-cell>
          <table:table-cell table:style-name="ce8" office:value-type="float" office:value="2.75">
            <text:p>2.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.00</text:p>
          </table:table-cell>
          <table:table-cell table:formula="oooc:=-lh/2" office:value-type="float" office:value="-3.5">
            <text:p>-3.50</text:p>
          </table:table-cell>
          <table:table-cell table:style-name="ce11"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91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wh" office:value-type="float" office:value="4">
            <text:p>4.00</text:p>
          </table:table-cell>
          <table:table-cell table:formula="oooc:=-lh/2" office:value-type="float" office:value="-3.5">
            <text:p>-3.50</text:p>
          </table:table-cell>
          <table:table-cell table:style-name="ce11" table:formula="oooc:=[.E91]+1"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92]+1"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ooc:=wh" office:value-type="float" office:value="4">
            <text:p>4.00</text:p>
          </table:table-cell>
          <table:table-cell table:formula="oooc:=lh/2" office:value-type="float" office:value="3.5">
            <text:p>3.50</text:p>
          </table:table-cell>
          <table:table-cell table:style-name="ce11" table:formula="oooc:=[.E92]+1"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formula="oooc:=[.A93]+1" office:value-type="float" office:value="4">
            <text:p>4</text:p>
          </table:table-cell>
          <table:table-cell table:number-columns-repeated="2" office:value-type="float" office:value="0">
            <text:p>0.00</text:p>
          </table:table-cell>
          <table:table-cell table:formula="oooc:=lh/2" office:value-type="float" office:value="3.5">
            <text:p>3.50</text:p>
          </table:table-cell>
          <table:table-cell table:style-name="ce11" table:formula="oooc:=[.E93]+1"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formula="oooc:=[.A94]+1" office:value-type="float" office:value="5">
            <text:p>5</text:p>
          </table:table-cell>
          <table:table-cell table:formula="oooc:=hh" office:value-type="float" office:value="2.75">
            <text:p>2.75</text:p>
          </table:table-cell>
          <table:table-cell office:value-type="float" office:value="0">
            <text:p>0.00</text:p>
          </table:table-cell>
          <table:table-cell table:formula="oooc:=-lh/2" office:value-type="float" office:value="-3.5">
            <text:p>-3.50</text:p>
          </table:table-cell>
          <table:table-cell table:style-name="ce11" table:formula="oooc:=[.E94]+1"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formula="oooc:=[.A95]+1" office:value-type="float" office:value="6">
            <text:p>6</text:p>
          </table:table-cell>
          <table:table-cell table:formula="oooc:=hh" office:value-type="float" office:value="2.75">
            <text:p>2.75</text:p>
          </table:table-cell>
          <table:table-cell table:formula="oooc:=wh" office:value-type="float" office:value="4">
            <text:p>4.00</text:p>
          </table:table-cell>
          <table:table-cell table:formula="oooc:=-lh/2" office:value-type="float" office:value="-3.5">
            <text:p>-3.50</text:p>
          </table:table-cell>
          <table:table-cell table:style-name="ce11" table:formula="oooc:=[.E95]+1"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formula="oooc:=[.A96]+1" office:value-type="float" office:value="7">
            <text:p>7</text:p>
          </table:table-cell>
          <table:table-cell table:formula="oooc:=hh" office:value-type="float" office:value="2.75">
            <text:p>2.75</text:p>
          </table:table-cell>
          <table:table-cell table:formula="oooc:=wh" office:value-type="float" office:value="4">
            <text:p>4.00</text:p>
          </table:table-cell>
          <table:table-cell table:formula="oooc:=lh/2" office:value-type="float" office:value="3.5">
            <text:p>3.50</text:p>
          </table:table-cell>
          <table:table-cell table:style-name="ce11" table:formula="oooc:=[.E96]+1"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formula="oooc:=[.A97]+1" office:value-type="float" office:value="8">
            <text:p>8</text:p>
          </table:table-cell>
          <table:table-cell table:formula="oooc:=hh" office:value-type="float" office:value="2.75">
            <text:p>2.75</text:p>
          </table:table-cell>
          <table:table-cell office:value-type="float" office:value="0">
            <text:p>0.00</text:p>
          </table:table-cell>
          <table:table-cell table:formula="oooc:=lh/2" office:value-type="float" office:value="3.5">
            <text:p>3.50</text:p>
          </table:table-cell>
          <table:table-cell table:style-name="ce11" table:formula="oooc:=[.E97]+1"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formula="oooc:=[.A98]+1" office:value-type="float" office:value="9">
            <text:p>9</text:p>
          </table:table-cell>
          <table:table-cell table:formula="oooc:=h" office:value-type="float" office:value="1.1">
            <text:p>1.10</text:p>
          </table:table-cell>
          <table:table-cell table:formula="oooc:=wh" office:value-type="float" office:value="4">
            <text:p>4.00</text:p>
          </table:table-cell>
          <table:table-cell table:formula="oooc:=-lh/4-l/2" office:value-type="float" office:value="-2.75">
            <text:p>-2.75</text:p>
          </table:table-cell>
          <table:table-cell table:style-name="ce11" table:formula="oooc:=[.E98]+1"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formula="oooc:=[.A99]+1" office:value-type="float" office:value="10">
            <text:p>10</text:p>
          </table:table-cell>
          <table:table-cell table:formula="oooc:=h" office:value-type="float" office:value="1.1">
            <text:p>1.10</text:p>
          </table:table-cell>
          <table:table-cell table:formula="oooc:=wh" office:value-type="float" office:value="4">
            <text:p>4.00</text:p>
          </table:table-cell>
          <table:table-cell table:formula="oooc:=-lh/4+l/2" office:value-type="float" office:value="-0.75">
            <text:p>-0.75</text:p>
          </table:table-cell>
          <table:table-cell table:style-name="ce11" table:formula="oooc:=[.E99]+1"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formula="oooc:=[.A100]+1" office:value-type="float" office:value="11">
            <text:p>11</text:p>
          </table:table-cell>
          <table:table-cell table:formula="oooc:=2*h" office:value-type="float" office:value="2.2">
            <text:p>2.20</text:p>
          </table:table-cell>
          <table:table-cell table:formula="oooc:=wh" office:value-type="float" office:value="4">
            <text:p>4.00</text:p>
          </table:table-cell>
          <table:table-cell table:formula="oooc:=-lh/4+l/2" office:value-type="float" office:value="-0.75">
            <text:p>-0.75</text:p>
          </table:table-cell>
          <table:table-cell table:style-name="ce11" table:formula="oooc:=[.E100]+1" office:value-type="float" office:value="11">
            <text:p>1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01]+1" office:value-type="float" office:value="12">
            <text:p>12</text:p>
          </table:table-cell>
          <table:table-cell table:formula="oooc:=2*h" office:value-type="float" office:value="2.2">
            <text:p>2.20</text:p>
          </table:table-cell>
          <table:table-cell table:formula="oooc:=wh" office:value-type="float" office:value="4">
            <text:p>4.00</text:p>
          </table:table-cell>
          <table:table-cell table:formula="oooc:=-lh/4-l/2" office:value-type="float" office:value="-2.75">
            <text:p>-2.75</text:p>
          </table:table-cell>
          <table:table-cell table:style-name="ce11" table:formula="oooc:=[.E101]+1"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02]+1" office:value-type="float" office:value="13">
            <text:p>13</text:p>
          </table:table-cell>
          <table:table-cell table:formula="oooc:=h" office:value-type="float" office:value="1.1">
            <text:p>1.10</text:p>
          </table:table-cell>
          <table:table-cell table:formula="oooc:=wh" office:value-type="float" office:value="4">
            <text:p>4.00</text:p>
          </table:table-cell>
          <table:table-cell table:formula="oooc:=lh/4-l/2" office:value-type="float" office:value="0.75">
            <text:p>0.75</text:p>
          </table:table-cell>
          <table:table-cell table:style-name="ce11" table:formula="oooc:=[.E102]+1"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formula="oooc:=[.A103]+1" office:value-type="float" office:value="14">
            <text:p>14</text:p>
          </table:table-cell>
          <table:table-cell table:formula="oooc:=h" office:value-type="float" office:value="1.1">
            <text:p>1.10</text:p>
          </table:table-cell>
          <table:table-cell table:formula="oooc:=wh" office:value-type="float" office:value="4">
            <text:p>4.00</text:p>
          </table:table-cell>
          <table:table-cell table:formula="oooc:=lh/4+l/2" office:value-type="float" office:value="2.75">
            <text:p>2.75</text:p>
          </table:table-cell>
          <table:table-cell table:style-name="ce11" table:formula="oooc:=[.E103]+1"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formula="oooc:=[.A104]+1" office:value-type="float" office:value="15">
            <text:p>15</text:p>
          </table:table-cell>
          <table:table-cell table:formula="oooc:=2*h" office:value-type="float" office:value="2.2">
            <text:p>2.20</text:p>
          </table:table-cell>
          <table:table-cell table:formula="oooc:=wh" office:value-type="float" office:value="4">
            <text:p>4.00</text:p>
          </table:table-cell>
          <table:table-cell table:formula="oooc:=lh/4+l/2" office:value-type="float" office:value="2.75">
            <text:p>2.75</text:p>
          </table:table-cell>
          <table:table-cell table:style-name="ce11" table:formula="oooc:=[.E104]+1"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formula="oooc:=[.A105]+1" office:value-type="float" office:value="16">
            <text:p>16</text:p>
          </table:table-cell>
          <table:table-cell table:formula="oooc:=2*h" office:value-type="float" office:value="2.2">
            <text:p>2.20</text:p>
          </table:table-cell>
          <table:table-cell table:formula="oooc:=wh" office:value-type="float" office:value="4">
            <text:p>4.00</text:p>
          </table:table-cell>
          <table:table-cell table:formula="oooc:=lh/4-l/2" office:value-type="float" office:value="0.75">
            <text:p>0.75</text:p>
          </table:table-cell>
          <table:table-cell table:style-name="ce11" table:formula="oooc:=[.E105]+1"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formula="oooc:=[.A106]+1" office:value-type="float" office:value="17">
            <text:p>17</text:p>
          </table:table-cell>
          <table:table-cell table:number-columns-repeated="2" office:value-type="float" office:value="0">
            <text:p>0.00</text:p>
          </table:table-cell>
          <table:table-cell table:formula="oooc:=lh/4+0.4*h" office:value-type="float" office:value="2.19">
            <text:p>2.19</text:p>
          </table:table-cell>
          <table:table-cell table:style-name="ce11" table:formula="oooc:=[.E106]+1"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formula="oooc:=[.A107]+1" office:value-type="float" office:value="18">
            <text:p>18</text:p>
          </table:table-cell>
          <table:table-cell table:number-columns-repeated="2" office:value-type="float" office:value="0">
            <text:p>0.00</text:p>
          </table:table-cell>
          <table:table-cell table:formula="oooc:=lh/4-0.4*h" office:value-type="float" office:value="1.31">
            <text:p>1.31</text:p>
          </table:table-cell>
          <table:table-cell table:style-name="ce11" table:formula="oooc:=[.E107]+1"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formula="oooc:=[.A108]+1" office:value-type="float" office:value="19">
            <text:p>19</text:p>
          </table:table-cell>
          <table:table-cell table:formula="oooc:=2*h"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ooc:=lh/4-0.4*h" office:value-type="float" office:value="1.31">
            <text:p>1.31</text:p>
          </table:table-cell>
          <table:table-cell table:style-name="ce11" table:formula="oooc:=[.E108]+1"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formula="oooc:=[.A109]+1" office:value-type="float" office:value="20">
            <text:p>20</text:p>
          </table:table-cell>
          <table:table-cell table:formula="oooc:=2*h"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ooc:=lh/4+0.4*h" office:value-type="float" office:value="2.19">
            <text:p>2.19</text:p>
          </table:table-cell>
          <table:table-cell table:style-name="ce11" table:formula="oooc:=[.E109]+1"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formula="oooc:=[.A110]+1" office:value-type="float" office:value="21">
            <text:p>21</text:p>
          </table:table-cell>
          <table:table-cell table:formula="oooc:=h"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ooc:=-lh/4+l/2" office:value-type="float" office:value="-0.75">
            <text:p>-0.75</text:p>
          </table:table-cell>
          <table:table-cell table:style-name="ce11" table:formula="oooc:=[.E110]+1"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formula="oooc:=[.A111]+1" office:value-type="float" office:value="22">
            <text:p>22</text:p>
          </table:table-cell>
          <table:table-cell table:formula="oooc:=h"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ooc:=-lh/4-l/2" office:value-type="float" office:value="-2.75">
            <text:p>-2.75</text:p>
          </table:table-cell>
          <table:table-cell table:style-name="ce11" table:formula="oooc:=[.E111]+1" office:value-type="float" office:value="22">
            <text:p>2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formula="oooc:=[.A112]+1" office:value-type="float" office:value="23">
            <text:p>23</text:p>
          </table:table-cell>
          <table:table-cell table:formula="oooc:=2*h"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ooc:=-lh/4-l/2" office:value-type="float" office:value="-2.75">
            <text:p>-2.75</text:p>
          </table:table-cell>
          <table:table-cell table:style-name="ce11" table:formula="oooc:=[.E112]+1"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formula="oooc:=[.A113]+1" office:value-type="float" office:value="24">
            <text:p>24</text:p>
          </table:table-cell>
          <table:table-cell table:formula="oooc:=2*h"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ooc:=-lh/4+l/2" office:value-type="float" office:value="-0.75">
            <text:p>-0.75</text:p>
          </table:table-cell>
          <table:table-cell table:style-name="ce11" table:formula="oooc:=[.E113]+1" office:value-type="float" office:value="24">
            <text:p>2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" office:value-type="string">
            <text:p>comb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wh" office:value-type="float" office:value="4">
            <text:p>4</text:p>
          </table:table-cell>
          <table:table-cell table:style-name="Default" table:formula="oooc:=[.D99]" office:value-type="float" office:value="-2.75">
            <text:p>-2.7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table:formula="oooc:=wh" office:value-type="float" office:value="4">
            <text:p>4</text:p>
          </table:table-cell>
          <table:table-cell table:style-name="Default" table:formula="oooc:=[.D103]"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Default" table:formula="oooc:=h" office:value-type="float" office:value="1.1">
            <text:p>1.1</text:p>
          </table:table-cell>
          <table:table-cell table:style-name="Default" office:value-type="float" office:value="0">
            <text:p>0</text:p>
          </table:table-cell>
          <table:table-cell table:style-name="Default" table:formula="oooc:=[.D119]" office:value-type="float" office:value="-2.75">
            <text:p>-2.7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formula="oooc:=[.D108]" office:value-type="float" office:value="1.31">
            <text:p>1.31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6" office:value-type="string">
            <text:p>oldroof</text:p>
          </table:table-cell>
          <table:table-cell table:style-name="ce1" office:value-type="string">
            <text:p>hrv = </text:p>
          </table:table-cell>
          <table:table-cell table:style-name="ce8" office:value-type="float" office:value="3">
            <text:p>3.00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ooc:=hrv" office:value-type="float" office:value="3">
            <text:p>3.00</text:p>
          </table:table-cell>
          <table:table-cell table:formula="oooc:=0.5*wh" office:value-type="float" office:value="2">
            <text:p>2.00</text:p>
          </table:table-cell>
          <table:table-cell table:formula="oooc:=-lh/2+wh/2" office:value-type="float" office:value="-1.5">
            <text:p>-1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formula="oooc:=[.A128]+1" office:value-type="float" office:value="2">
            <text:p>2</text:p>
          </table:table-cell>
          <table:table-cell table:formula="oooc:=hrv" office:value-type="float" office:value="3">
            <text:p>3.00</text:p>
          </table:table-cell>
          <table:table-cell table:formula="oooc:=0.5*wh" office:value-type="float" office:value="2">
            <text:p>2.00</text:p>
          </table:table-cell>
          <table:table-cell table:formula="oooc:=lh/2-wh/2" office:value-type="float" office:value="1.5">
            <text:p>1.5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29]+1" office:value-type="float" office:value="3">
            <text:p>3</text:p>
          </table:table-cell>
          <table:table-cell table:number-columns-repeated="2" office:value-type="float" office:value="0">
            <text:p>0.00</text:p>
          </table:table-cell>
          <table:table-cell table:formula="oooc:=-lh/2" office:value-type="float" office:value="-3.5">
            <text:p>-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30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wh" office:value-type="float" office:value="4">
            <text:p>4.00</text:p>
          </table:table-cell>
          <table:table-cell table:formula="oooc:=-lh/2" office:value-type="float" office:value="-3.5">
            <text:p>-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31]+1" office:value-type="float" office:value="5">
            <text:p>5</text:p>
          </table:table-cell>
          <table:table-cell office:value-type="float" office:value="0">
            <text:p>0.00</text:p>
          </table:table-cell>
          <table:table-cell table:formula="oooc:=wh" office:value-type="float" office:value="4">
            <text:p>4.00</text:p>
          </table:table-cell>
          <table:table-cell table:formula="oooc:=lh/2" office:value-type="float" office:value="3.5">
            <text:p>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formula="oooc:=[.A132]+1" office:value-type="float" office:value="6">
            <text:p>6</text:p>
          </table:table-cell>
          <table:table-cell table:number-columns-repeated="2" office:value-type="float" office:value="0">
            <text:p>0.00</text:p>
          </table:table-cell>
          <table:table-cell table:formula="oooc:=lh/2" office:value-type="float" office:value="3.5">
            <text:p>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formula="oooc:=[.A133]+1" office:value-type="float" office:value="7">
            <text:p>7</text:p>
          </table:table-cell>
          <table:table-cell table:formula="oooc:=-2*e*hrv/wh" office:value-type="float" office:value="-0.375">
            <text:p>-0.38</text:p>
          </table:table-cell>
          <table:table-cell table:formula="oooc:=-e" office:value-type="float" office:value="-0.25">
            <text:p>-0.25</text:p>
          </table:table-cell>
          <table:table-cell table:formula="oooc:=-lh/2-e" office:value-type="float" office:value="-3.75">
            <text:p>-3.75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34]+1" office:value-type="float" office:value="8">
            <text:p>8</text:p>
          </table:table-cell>
          <table:table-cell table:formula="oooc:=-2*e*hrv/wh" office:value-type="float" office:value="-0.375">
            <text:p>-0.38</text:p>
          </table:table-cell>
          <table:table-cell table:formula="oooc:=wh+e" office:value-type="float" office:value="4.25">
            <text:p>4.25</text:p>
          </table:table-cell>
          <table:table-cell table:formula="oooc:=-lh/2-e" office:value-type="float" office:value="-3.75">
            <text:p>-3.75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35]+1" office:value-type="float" office:value="9">
            <text:p>9</text:p>
          </table:table-cell>
          <table:table-cell table:formula="oooc:=-2*e*hrv/wh" office:value-type="float" office:value="-0.375">
            <text:p>-0.38</text:p>
          </table:table-cell>
          <table:table-cell table:formula="oooc:=wh+e" office:value-type="float" office:value="4.25">
            <text:p>4.25</text:p>
          </table:table-cell>
          <table:table-cell table:formula="oooc:=lh/2+e" office:value-type="float" office:value="3.75">
            <text:p>3.75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formula="oooc:=[.A136]+1" office:value-type="float" office:value="10">
            <text:p>10</text:p>
          </table:table-cell>
          <table:table-cell table:formula="oooc:=-2*e*hrv/wh" office:value-type="float" office:value="-0.375">
            <text:p>-0.38</text:p>
          </table:table-cell>
          <table:table-cell table:formula="oooc:=-e" office:value-type="float" office:value="-0.25">
            <text:p>-0.25</text:p>
          </table:table-cell>
          <table:table-cell table:formula="oooc:=lh/2+e" office:value-type="float" office:value="3.75">
            <text:p>3.75</text:p>
          </table:table-cell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7" office:value-type="string">
            <text:p>sidewalk</text:p>
          </table:table-cell>
          <table:table-cell table:style-name="ce1" office:value-type="string">
            <text:p>sh = </text:p>
          </table:table-cell>
          <table:table-cell table:style-name="ce8" office:value-type="float" office:value="0.1">
            <text:p>0.10</text:p>
          </table:table-cell>
          <table:table-cell table:style-name="ce1" office:value-type="string">
            <text:p>se = </text:p>
          </table:table-cell>
          <table:table-cell table:style-name="ce8" office:value-type="float" office:value="0.3">
            <text:p>0.3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formula="oooc:=-se" office:value-type="float" office:value="-0.3">
            <text:p>-0.30</text:p>
          </table:table-cell>
          <table:table-cell table:formula="oooc:=-lh/2-se" office:value-type="float" office:value="-3.8">
            <text:p>-3.8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47]+1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ooc:=wh+se" office:value-type="float" office:value="4.3">
            <text:p>4.30</text:p>
          </table:table-cell>
          <table:table-cell table:formula="oooc:=-lh/2-se" office:value-type="float" office:value="-3.8">
            <text:p>-3.8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48]+1"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ooc:=wh+se" office:value-type="float" office:value="4.3">
            <text:p>4.30</text:p>
          </table:table-cell>
          <table:table-cell table:formula="oooc:=lh/2+se" office:value-type="float" office:value="3.8">
            <text:p>3.8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formula="oooc:=[.A149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-se" office:value-type="float" office:value="-0.3">
            <text:p>-0.30</text:p>
          </table:table-cell>
          <table:table-cell table:formula="oooc:=lh/2+se" office:value-type="float" office:value="3.8">
            <text:p>3.80</text:p>
          </table:table-cell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formula="oooc:=[.A150]+1" office:value-type="float" office:value="5">
            <text:p>5</text:p>
          </table:table-cell>
          <table:table-cell table:formula="oooc:=sh" office:value-type="float" office:value="0.1">
            <text:p>0.10</text:p>
          </table:table-cell>
          <table:table-cell table:formula="oooc:=-se" office:value-type="float" office:value="-0.3">
            <text:p>-0.30</text:p>
          </table:table-cell>
          <table:table-cell table:formula="oooc:=-lh/2-se" office:value-type="float" office:value="-3.8">
            <text:p>-3.8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51]+1" office:value-type="float" office:value="6">
            <text:p>6</text:p>
          </table:table-cell>
          <table:table-cell table:formula="oooc:=sh" office:value-type="float" office:value="0.1">
            <text:p>0.10</text:p>
          </table:table-cell>
          <table:table-cell table:formula="oooc:=wh+se" office:value-type="float" office:value="4.3">
            <text:p>4.30</text:p>
          </table:table-cell>
          <table:table-cell table:formula="oooc:=-lh/2-se" office:value-type="float" office:value="-3.8">
            <text:p>-3.8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52]+1" office:value-type="float" office:value="7">
            <text:p>7</text:p>
          </table:table-cell>
          <table:table-cell table:formula="oooc:=sh" office:value-type="float" office:value="0.1">
            <text:p>0.10</text:p>
          </table:table-cell>
          <table:table-cell table:formula="oooc:=wh+se" office:value-type="float" office:value="4.3">
            <text:p>4.30</text:p>
          </table:table-cell>
          <table:table-cell table:formula="oooc:=lh/2+se" office:value-type="float" office:value="3.8">
            <text:p>3.8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53]+1" office:value-type="float" office:value="8">
            <text:p>8</text:p>
          </table:table-cell>
          <table:table-cell table:formula="oooc:=sh" office:value-type="float" office:value="0.1">
            <text:p>0.10</text:p>
          </table:table-cell>
          <table:table-cell table:formula="oooc:=-se" office:value-type="float" office:value="-0.3">
            <text:p>-0.30</text:p>
          </table:table-cell>
          <table:table-cell table:formula="oooc:=lh/2+se" office:value-type="float" office:value="3.8">
            <text:p>3.8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54]+1" office:value-type="float" office:value="9">
            <text:p>9</text:p>
          </table:table-cell>
          <table:table-cell table:formula="oooc:=sh" office:value-type="float" office:value="0.1">
            <text:p>0.10</text:p>
          </table:table-cell>
          <table:table-cell office:value-type="float" office:value="0">
            <text:p>0.00</text:p>
          </table:table-cell>
          <table:table-cell table:formula="oooc:=-lh/2" office:value-type="float" office:value="-3.5">
            <text:p>-3.5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formula="oooc:=[.A155]+1" office:value-type="float" office:value="10">
            <text:p>10</text:p>
          </table:table-cell>
          <table:table-cell table:formula="oooc:=sh" office:value-type="float" office:value="0.1">
            <text:p>0.10</text:p>
          </table:table-cell>
          <table:table-cell table:formula="oooc:=wh" office:value-type="float" office:value="4">
            <text:p>4.00</text:p>
          </table:table-cell>
          <table:table-cell table:formula="oooc:=-lh/2" office:value-type="float" office:value="-3.5">
            <text:p>-3.50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formula="oooc:=[.A156]+1" office:value-type="float" office:value="11">
            <text:p>11</text:p>
          </table:table-cell>
          <table:table-cell table:formula="oooc:=sh" office:value-type="float" office:value="0.1">
            <text:p>0.10</text:p>
          </table:table-cell>
          <table:table-cell table:formula="oooc:=wh" office:value-type="float" office:value="4">
            <text:p>4.00</text:p>
          </table:table-cell>
          <table:table-cell table:formula="oooc:=lh/2" office:value-type="float" office:value="3.5">
            <text:p>3.50</text:p>
          </table:table-cell>
          <table:table-cell/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formula="oooc:=[.A157]+1" office:value-type="float" office:value="12">
            <text:p>12</text:p>
          </table:table-cell>
          <table:table-cell table:formula="oooc:=sh" office:value-type="float" office:value="0.1">
            <text:p>0.10</text:p>
          </table:table-cell>
          <table:table-cell office:value-type="float" office:value="0">
            <text:p>0.00</text:p>
          </table:table-cell>
          <table:table-cell table:formula="oooc:=lh/2" office:value-type="float" office:value="3.5">
            <text:p>3.50</text:p>
          </table:table-cell>
          <table:table-cell/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balcon</text:p>
          </table:table-cell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formula="oooc:=-h" office:value-type="float" office:value="-1.1">
            <text:p>-1.10</text:p>
          </table:table-cell>
          <table:table-cell table:formula="oooc:=-lh/2+h" office:value-type="float" office:value="-2.4">
            <text:p>-2.4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ooc:=[.A168]+1" office:value-type="float" office:value="2">
            <text:p>2</text:p>
          </table:table-cell>
          <table:table-cell table:number-columns-repeated="2" office:value-type="float" office:value="0">
            <text:p>0.00</text:p>
          </table:table-cell>
          <table:table-cell table:formula="oooc:=-lh/2" office:value-type="float" office:value="-3.5">
            <text:p>-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ooc:=[.A169]+1" office:value-type="float" office:value="3">
            <text:p>3</text:p>
          </table:table-cell>
          <table:table-cell table:number-columns-repeated="2" office:value-type="float" office:value="0">
            <text:p>0.00</text:p>
          </table:table-cell>
          <table:table-cell table:formula="oooc:=lh/2" office:value-type="float" office:value="3.5">
            <text:p>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70]+1" office:value-type="float" office:value="4">
            <text:p>4</text:p>
          </table:table-cell>
          <table:table-cell office:value-type="float" office:value="0">
            <text:p>0.00</text:p>
          </table:table-cell>
          <table:table-cell table:formula="oooc:=-h" office:value-type="float" office:value="-1.1">
            <text:p>-1.10</text:p>
          </table:table-cell>
          <table:table-cell table:formula="oooc:=lh/2-h" office:value-type="float" office:value="2.4">
            <text:p>2.4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formula="oooc:=[.A171]+1" office:value-type="float" office:value="5">
            <text:p>5</text:p>
          </table:table-cell>
          <table:table-cell table:formula="oooc:=h" office:value-type="float" office:value="1.1">
            <text:p>1.10</text:p>
          </table:table-cell>
          <table:table-cell table:formula="oooc:=-h" office:value-type="float" office:value="-1.1">
            <text:p>-1.10</text:p>
          </table:table-cell>
          <table:table-cell table:formula="oooc:=-lh/2+h" office:value-type="float" office:value="-2.4">
            <text:p>-2.4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72]+1" office:value-type="float" office:value="6">
            <text:p>6</text:p>
          </table:table-cell>
          <table:table-cell table:formula="oooc:=h"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ooc:=-lh/2" office:value-type="float" office:value="-3.5">
            <text:p>-3.50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73]+1" office:value-type="float" office:value="7">
            <text:p>7</text:p>
          </table:table-cell>
          <table:table-cell table:formula="oooc:=h"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ooc:=lh/2" office:value-type="float" office:value="3.5">
            <text:p>3.5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formula="oooc:=[.A174]+1" office:value-type="float" office:value="8">
            <text:p>8</text:p>
          </table:table-cell>
          <table:table-cell table:formula="oooc:=h" office:value-type="float" office:value="1.1">
            <text:p>1.10</text:p>
          </table:table-cell>
          <table:table-cell table:formula="oooc:=-h" office:value-type="float" office:value="-1.1">
            <text:p>-1.10</text:p>
          </table:table-cell>
          <table:table-cell table:formula="oooc:=lh/2-h" office:value-type="float" office:value="2.4">
            <text:p>2.40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h" table:base-cell-address="$Sheet1.$B$1" table:cell-range-address="$Sheet1.$B$1"/>
        <table:named-range table:name="l" table:base-cell-address="$Sheet1.$D$1" table:cell-range-address="$Sheet1.$D$1"/>
        <table:named-range table:name="d" table:base-cell-address="$Sheet1.$F$1" table:cell-range-address="$Sheet1.$F$1"/>
        <table:named-range table:name="t" table:base-cell-address="$Sheet1.$F$2" table:cell-range-address="$Sheet1.$F$2"/>
        <table:named-range table:name="hr" table:base-cell-address="$Sheet2.$C$70" table:cell-range-address="$Sheet2.$C$70"/>
        <table:named-range table:name="e" table:base-cell-address="$Sheet2.$E$70" table:cell-range-address="$Sheet2.$E$70"/>
        <table:named-range table:name="wh" table:base-cell-address="$Sheet2.$C$87" table:cell-range-address="$Sheet2.$C$87"/>
        <table:named-range table:name="lh" table:base-cell-address="$Sheet2.$E$87" table:cell-range-address="$Sheet2.$E$87"/>
        <table:named-range table:name="hh" table:base-cell-address="$Sheet2.$G$87" table:cell-range-address="$Sheet2.$G$87"/>
        <table:named-range table:name="hrv" table:base-cell-address="$Sheet2.$C$124" table:cell-range-address="$Sheet2.$C$124"/>
        <table:named-range table:name="sh" table:base-cell-address="$Sheet2.$C$143" table:cell-range-address="$Sheet2.$C$143"/>
        <table:named-range table:name="se" table:base-cell-address="$Sheet2.$E$143" table:cell-range-address="$Sheet2.$E$1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10/08/2012</text:date>, <text:time>18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2-09-22T20:38:52</meta:creation-date>
    <dc:date>2012-10-08T18:12:27</dc:date>
    <dc:language>en-US</dc:language>
    <meta:editing-cycles>44</meta:editing-cycles>
    <meta:editing-duration>PT6H14M38S</meta:editing-duration>
    <meta:user-defined meta:name="Info 1"/>
    <meta:user-defined meta:name="Info 2"/>
    <meta:user-defined meta:name="Info 3"/>
    <meta:user-defined meta:name="Info 4"/>
    <meta:document-statistic meta:table-count="3" meta:cell-count="2176"/>
  </office:meta>
</office:document-meta>
</file>